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5" svg:font-family="Arial" style:font-family-generic="swiss"/>
    <style:font-face style:name="Arial1" svg:font-family="Arial" style:font-adornments="Regular" style:font-family-generic="swiss"/>
    <style:font-face style:name="Arial4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1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auto-grow-height="false"/>
      <style:paragraph-properties style:writing-mode="lr-tb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19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0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3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0" style:family="graphic" style:parent-style-name="standard">
      <style:graphic-properties draw:marker-start-width="0.5cm" draw:marker-end="" draw:marker-end-width="0.5cm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3" style:family="graphic" style:parent-style-name="standard">
      <style:graphic-properties draw:marker-start-width="0.5cm" draw:marker-end="Arrow" draw:marker-end-width="0.5cm" draw:textarea-horizontal-align="center"/>
    </style:style>
    <style:style style:name="gr34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7" style:family="graphic" style:parent-style-name="objectwithoutfill">
      <style:graphic-properties draw:marker-end="Concave" draw:marker-end-width="0.4cm" draw:fill="none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1" style:family="graphic" style:parent-style-name="objectwithoutfill">
      <style:graphic-properties draw:marker-end="Circle" draw:marker-end-width="0.75cm" draw:marker-end-center="true" draw:fill="none"/>
    </style:style>
    <style:style style:name="gr62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6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6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6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6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69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70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71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2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7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7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75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76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79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0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8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82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83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4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5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87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88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89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90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93" style:family="graphic" style:parent-style-name="standard">
      <style:graphic-properties draw:marker-end="Arrow"/>
    </style:style>
    <style:style style:name="gr94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95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96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97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98" style:family="graphic" style:parent-style-name="objectwithoutfill">
      <style:graphic-properties draw:marker-end="" draw:fill="none"/>
    </style:style>
    <style:style style:name="gr99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10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10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10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107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1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6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0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123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125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126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129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130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131" style:family="graphic" style:parent-style-name="standard">
      <style:graphic-properties draw:stroke="none" draw:fill="none" draw:opacity="100%" fo:min-height="0.945cm" draw:shadow-opacity="100%"/>
      <style:paragraph-properties style:writing-mode="lr-tb"/>
    </style:style>
    <style:style style:name="gr132" style:family="graphic" style:parent-style-name="standard">
      <style:graphic-properties draw:opacity="100%" draw:textarea-horizontal-align="center" draw:shadow-opacity="100%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textarea-vertical-align="top" fo:min-height="2.1cm"/>
      <style:paragraph-properties style:writing-mode="lr-tb"/>
    </style:style>
    <style:style style:name="gr134" style:family="graphic" style:parent-style-name="standard">
      <style:graphic-properties svg:stroke-color="#333333" draw:textarea-horizontal-align="center"/>
    </style:style>
    <style:style style:name="gr135" style:family="graphic" style:parent-style-name="standard">
      <style:graphic-properties draw:stroke="none" draw:fill="none" fo:min-height="0.945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right" draw:textarea-vertical-align="top" fo:min-height="2.1cm"/>
      <style:paragraph-properties style:writing-mode="lr-tb"/>
    </style:style>
    <style:style style:name="gr137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8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9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0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1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2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6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147" style:family="graphic" style:parent-style-name="standard">
      <style:graphic-properties draw:marker-end="Arrow"/>
      <style:paragraph-properties style:writing-mode="lr-tb"/>
    </style:style>
    <style:style style:name="gr148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149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150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151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152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4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5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6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7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1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2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63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6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6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66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6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9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171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17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173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17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177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17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179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180" style:family="graphic" style:parent-style-name="standard">
      <style:graphic-properties svg:stroke-color="#ffffff" draw:textarea-horizontal-align="justify" draw:textarea-vertical-align="middle" draw:auto-grow-height="false" fo:min-height="1.1cm" fo:min-width="3.6cm"/>
      <style:paragraph-properties style:writing-mode="lr-tb"/>
    </style:style>
    <style:style style:name="gr18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82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183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184" style:family="graphic" style:parent-style-name="objectwithoutfill">
      <style:graphic-properties draw:fill="none" draw:textarea-horizontal-align="center"/>
    </style:style>
    <style:style style:name="gr185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0.954cm" fo:min-width="3.454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  <style:paragraph-properties style:writing-mode="lr-tb"/>
    </style:style>
    <style:style style:name="gr187" style:family="graphic" style:parent-style-name="standard" style:list-style-name="L2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88" style:family="graphic" style:parent-style-name="standard" style:list-style-name="L2">
      <style:graphic-properties svg:stroke-color="#ffffff" draw:fill-color="#95b241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89" style:family="graphic" style:parent-style-name="standard" style:list-style-name="L2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19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193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194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  <style:paragraph-properties style:writing-mode="lr-tb"/>
    </style:style>
    <style:style style:name="gr195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196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19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  <style:paragraph-properties style:writing-mode="lr-tb"/>
    </style:style>
    <style:style style:name="gr200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1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  <style:paragraph-properties style:writing-mode="lr-tb"/>
    </style:style>
    <style:style style:name="gr202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203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4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21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1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1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1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22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22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22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22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22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22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22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2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23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95b241" draw:textarea-vertical-align="middle" draw:auto-grow-height="false" draw:auto-grow-width="false" fo:max-height="0cm" fo:min-height="0cm"/>
      <style:paragraph-properties style:writing-mode="lr-tb"/>
    </style:style>
    <style:style style:name="gr232" style:family="graphic" style:parent-style-name="standard">
      <style:graphic-properties draw:stroke="solid" svg:stroke-color="#ffffff" draw:fill="solid" draw:fill-color="#f36838" draw:textarea-vertical-align="middle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33" style:family="graphic" style:parent-style-name="standard">
      <style:graphic-properties draw:stroke="none" svg:stroke-color="#000000" draw:fill="solid" draw:fill-color="#ffffff" draw:opacity="80%" draw:auto-grow-height="false" fo:min-height="3.175cm" draw:shadow-opacity="80%"/>
      <style:paragraph-properties style:writing-mode="lr-tb"/>
    </style:style>
    <style:style style:name="gr234" style:family="graphic" style:parent-style-name="standard">
      <style:graphic-properties draw:stroke="none" svg:stroke-color="#000000" draw:fill="solid" draw:fill-color="#ffffff" draw:opacity="80%" draw:auto-grow-height="false" fo:min-height="3.175cm" draw:shadow-offset-x="0.305cm" draw:shadow-offset-y="0.305cm" draw:shadow-opacity="80%"/>
      <style:paragraph-properties style:writing-mode="lr-tb"/>
    </style:style>
    <style:style style:name="gr235" style:family="graphic" style:parent-style-name="standard">
      <style:graphic-properties draw:marker-end="Arrow" draw:marker-end-width="0.457cm" draw:textarea-horizontal-align="center"/>
    </style:style>
    <style:style style:name="gr236" style:family="graphic" style:parent-style-name="standard">
      <style:graphic-properties svg:stroke-width="0.1cm" draw:marker-start-width="0.5cm" draw:marker-end="Arrow" draw:marker-end-width="0.5cm" draw:marker-end-center="false" draw:textarea-horizontal-align="center" fo:padding-top="0.199cm" fo:padding-bottom="0.199cm" fo:padding-left="0.199cm" fo:padding-right="0.199cm"/>
    </style:style>
    <style:style style:name="gr237" style:family="graphic" style:parent-style-name="standard">
      <style:graphic-properties draw:stroke="solid" svg:stroke-color="#ffffff" draw:fill="solid" draw:fill-color="#f36838" draw:textarea-horizontal-align="justify" draw:textarea-vertical-align="middle" draw:auto-grow-height="false" fo:min-height="1.6cm" fo:min-width="6.6cm"/>
      <style:paragraph-properties style:writing-mode="lr-tb"/>
    </style:style>
    <style:style style:name="gr238" style:family="graphic" style:parent-style-name="standard">
      <style:graphic-properties draw:stroke="solid" svg:stroke-color="#ffffff" draw:fill="solid" draw:fill-color="#95b241" draw:textarea-horizontal-align="justify" draw:textarea-vertical-align="middle" draw:auto-grow-height="false" fo:min-height="1.6cm" fo:min-width="6.6cm"/>
      <style:paragraph-properties style:writing-mode="lr-tb"/>
    </style:style>
    <style:style style:name="gr239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auto-grow-height="false" fo:min-height="0.907cm"/>
      <style:paragraph-properties style:writing-mode="lr-tb"/>
    </style:style>
    <style:style style:name="gr241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242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243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  <style:paragraph-properties style:writing-mode="lr-tb"/>
    </style:style>
    <style:style style:name="gr244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  <style:paragraph-properties style:writing-mode="lr-tb"/>
    </style:style>
    <style:style style:name="gr245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46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47" style:family="graphic" style:parent-style-name="standard">
      <style:graphic-properties draw:stroke="solid" svg:stroke-width="0.1cm" svg:stroke-color="#ffffff" draw:marker-start-width="0.15cm" draw:marker-end-width="0.15cm" draw:fill="solid" draw:fill-color="#f36838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48" style:family="graphic" style:parent-style-name="standard">
      <style:graphic-properties draw:stroke="solid" svg:stroke-width="0.1cm" svg:stroke-color="#ffffff" draw:marker-start-width="0.15cm" draw:marker-end-width="0.15cm" draw:fill="solid" draw:fill-color="#95b241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49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0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2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3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vertical-align="bottom" fo:min-height="0.643cm"/>
      <style:paragraph-properties style:writing-mode="lr-tb"/>
    </style:style>
    <style:style style:name="gr255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56" style:family="graphic" style:parent-style-name="standard">
      <style:graphic-properties draw:stroke="solid" svg:stroke-width="0.1cm" svg:stroke-color="#ffffff" draw:marker-start-width="0.15cm" draw:marker-end-width="0.15cm" draw:fill="solid" draw:fill-color="#f36838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57" style:family="graphic" style:parent-style-name="standard">
      <style:graphic-properties svg:stroke-width="0.1cm" svg:stroke-color="#ffffff" draw:marker-start-width="0.15cm" draw:marker-end-width="0.15cm" draw:fill="solid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bottom" fo:min-height="0.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style:writing-mode="lr-tb"/>
      <style:text-properties fo:color="#ffffff" loext:opacity="100%" fo:font-size="32pt" fo:font-weight="bold"/>
    </style:style>
    <style:style style:name="P3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4" style:family="paragraph">
      <style:paragraph-properties style:writing-mode="lr-tb"/>
      <style:text-properties fo:color="#ffffff" loext:opacity="100%" fo:font-size="32pt"/>
    </style:style>
    <style:style style:name="P5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6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/>
      <style:text-properties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weight="bold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 style:writing-mode="lr-tb">
        <style:tab-stops/>
      </style:paragraph-properties>
      <style:text-properties fo:font-weight="bold"/>
    </style:style>
    <style:style style:name="P1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39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style:paragraph-properties fo:text-align="center"/>
      <style:text-properties style:use-window-font-color="true" loext:opacity="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3" style:family="paragraph">
      <style:paragraph-properties fo:text-align="start"/>
      <style:text-properties fo:font-size="15pt"/>
    </style:style>
    <style:style style:name="P4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6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6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70" style:family="paragraph">
      <style:paragraph-properties fo:text-align="center"/>
      <style:text-properties fo:font-size="18pt"/>
    </style:style>
    <style:style style:name="P7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3" style:family="paragraph">
      <loext:graphic-properties draw:fill-color="#333333"/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6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7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8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9" style:family="paragraph">
      <loext:graphic-properties draw:fill-color="#0066cc"/>
      <style:paragraph-properties fo:text-align="center"/>
    </style:style>
    <style:style style:name="P90" style:family="paragraph">
      <style:paragraph-properties fo:text-align="center" style:writing-mode="lr-tb"/>
      <style:text-properties fo:color="#ffffff" loext:opacity="100%" style:font-name="Arial5" fo:font-size="32pt" fo:font-weight="bold" style:font-size-asian="32pt" style:font-weight-asian="bold" style:font-size-complex="32pt" style:font-weight-complex="bold"/>
    </style:style>
    <style:style style:name="P91" style:family="paragraph">
      <loext:graphic-properties draw:fill-color="#95b241"/>
      <style:paragraph-properties fo:text-align="center" style:writing-mode="lr-tb"/>
      <style:text-properties fo:color="#ffffff" loext:opacity="100%" style:font-name="Arial5" fo:font-size="32pt" fo:font-weight="bold" style:font-size-asian="32pt" style:font-weight-asian="bold" style:font-size-complex="32pt" style:font-weight-complex="bold"/>
    </style:style>
    <style:style style:name="P92" style:family="paragraph">
      <loext:graphic-properties draw:fill-color="#34a3c5"/>
      <style:paragraph-properties fo:text-align="center" style:writing-mode="lr-tb"/>
      <style:text-properties fo:color="#ffffff" loext:opacity="100%" style:font-name="Arial5"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32pt" fo:font-weight="bold" style:font-size-asian="32pt" style:font-weight-asian="bold" style:font-size-complex="32pt" style:font-weight-complex="bold"/>
    </style:style>
    <style:style style:name="P94" style:family="paragraph">
      <style:paragraph-properties fo:text-align="center" style:writing-mode="lr-tb"/>
      <style:text-properties style:use-window-font-color="true" loext:opacity="0%" style:font-name="Arial5" fo:font-size="32pt" fo:font-weight="bold" style:font-size-asian="32pt" style:font-weight-asian="bold" style:font-size-complex="32pt" style:font-weight-complex="bold"/>
    </style:style>
    <style:style style:name="P95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5" fo:font-size="32pt" fo:font-weight="bold" style:font-size-asian="32pt" style:font-weight-asian="bold" style:font-size-complex="32pt" style:font-weight-complex="bold"/>
    </style:style>
    <style:style style:name="P96" style:family="paragraph">
      <loext:graphic-properties draw:fill="none"/>
      <style:paragraph-properties style:writing-mode="lr-tb"/>
    </style:style>
    <style:style style:name="P97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4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3" style:family="paragraph">
      <style:text-properties style:font-name="Arial" fo:font-size="24pt"/>
    </style:style>
    <style:style style:name="P114" style:family="paragraph"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1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16" style:family="paragraph">
      <loext:graphic-properties draw:fill-color="#b62118"/>
      <style:text-properties style:font-name="Arial" fo:font-size="24pt"/>
    </style:style>
    <style:style style:name="P117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text-align="center" style:writing-mode="lr-tb"/>
      <style:text-properties fo:color="#ffffff" loext:opacity="100%" style:font-name="Arial" fo:font-size="24pt" style:font-size-asian="24pt" style:font-size-complex="24pt"/>
    </style:style>
    <style:style style:name="P119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24pt" style:font-size-asian="24pt" style:font-size-complex="24pt"/>
    </style:style>
    <style:style style:name="P120" style:family="paragraph">
      <style:paragraph-properties fo:text-align="center" style:writing-mode="lr-tb"/>
      <style:text-properties fo:color="#ffffff" loext:opacity="100%" style:font-name="Arial" fo:font-size="24pt"/>
    </style:style>
    <style:style style:name="P121" style:family="paragraph">
      <loext:graphic-properties draw:fill-color="#808080"/>
      <style:paragraph-properties fo:text-align="center" style:writing-mode="lr-tb"/>
      <style:text-properties fo:color="#ffffff" loext:opacity="100%" style:font-name="Arial" fo:font-size="24pt"/>
    </style:style>
    <style:style style:name="P122" style:family="paragraph">
      <loext:graphic-properties draw:fill-color="#95b241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23" style:family="paragraph">
      <loext:graphic-properties draw:fill-color="#808080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24" style:family="paragraph">
      <loext:graphic-properties draw:fill-color="#b62118" draw:opacity="100%"/>
    </style:style>
    <style:style style:name="P125" style:family="paragraph">
      <loext:graphic-properties draw:fill-color="#95b241" draw:opacity="100%"/>
    </style:style>
    <style:style style:name="P126" style:family="paragraph">
      <loext:graphic-properties draw:opacity="100%"/>
      <style:paragraph-properties fo:text-align="center"/>
    </style:style>
    <style:style style:name="P127" style:family="paragraph">
      <loext:graphic-properties draw:fill="none" draw:opacity="100%"/>
      <style:paragraph-properties fo:text-align="end" style:writing-mode="lr-tb"/>
    </style:style>
    <style:style style:name="P12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1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2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3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4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5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6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7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8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9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40" style:family="paragraph">
      <style:paragraph-properties fo:text-align="start" style:writing-mode="lr-tb"/>
      <style:text-properties fo:font-size="15pt" style:font-size-asian="15pt" style:font-size-complex="15pt"/>
    </style:style>
    <style:style style:name="P141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142" style:family="paragraph">
      <style:paragraph-properties fo:text-align="end" style:writing-mode="lr-tb"/>
      <style:text-properties fo:font-size="15pt" style:font-size-asian="15pt" style:font-size-complex="15pt"/>
    </style:style>
    <style:style style:name="P14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4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4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5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6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5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66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7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8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69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70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1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3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4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5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7" style:family="paragraph"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78" style:family="paragraph">
      <loext:graphic-properties draw:fill-color="#ffffff"/>
      <style:paragraph-properties fo:text-align="center"/>
    </style:style>
    <style:style style:name="P179" style:family="paragraph">
      <loext:graphic-properties draw:fill-color="#000000"/>
      <style:paragraph-properties fo:text-align="center"/>
    </style:style>
    <style:style style:name="P180" style:family="paragraph">
      <style:paragraph-properties fo:text-align="center" style:writing-mode="lr-tb"/>
    </style:style>
    <style:style style:name="P181" style:family="paragraph">
      <loext:graphic-properties draw:fill="solid" draw:fill-color="#c4c4c4"/>
      <style:paragraph-properties fo:text-align="center" style:writing-mode="lr-tb"/>
    </style:style>
    <style:style style:name="P182" style:family="paragraph">
      <style:paragraph-properties fo:text-align="center" style:writing-mode="lr-tb"/>
      <style:text-properties fo:font-size="18pt" style:font-size-asian="18pt" style:font-size-complex="18pt"/>
    </style:style>
    <style:style style:name="P183" style:family="paragraph">
      <loext:graphic-properties draw:fill="solid" draw:fill-color="#c4c4c4"/>
      <style:paragraph-properties fo:text-align="center" style:writing-mode="lr-tb"/>
      <style:text-properties fo:font-size="18pt" style:font-size-asian="18pt" style:font-size-complex="18pt"/>
    </style:style>
    <style:style style:name="P184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8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6" style:family="paragraph">
      <loext:graphic-properties draw:fill-color="#3b70e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7" style:family="paragraph">
      <loext:graphic-properties draw:fill-color="#95b241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89" style:family="paragraph">
      <loext:graphic-properties draw:fill-color="#b62118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90" style:family="paragraph">
      <loext:graphic-properties draw:fill="solid" draw:fill-color="#404040"/>
      <style:paragraph-properties fo:text-align="center"/>
    </style:style>
    <style:style style:name="P191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P192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193" style:family="paragraph">
      <loext:graphic-properties draw:fill="none" draw:fill-color="#cccccc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4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P195" style:family="paragraph"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6" style:family="paragraph">
      <loext:graphic-properties draw:fill="none" draw:fill-color="#999999" draw:opacity="20%"/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7" style:family="paragraph">
      <loext:graphic-properties draw:fill="none" draw:fill-color="#333333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8" style:family="paragraph">
      <loext:graphic-properties draw:fill="none" draw:fill-color="#666666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9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0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1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2" style:family="paragraph">
      <loext:graphic-properties draw:fill="solid" draw:fill-color="#ffffff" draw:opacity="80%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3" style:family="paragraph">
      <loext:graphic-properties draw:fill="none"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4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0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0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07" style:family="paragraph">
      <loext:graphic-properties draw:fill-color="#c4c4c4"/>
      <style:paragraph-properties fo:text-align="center"/>
    </style:style>
    <style:style style:name="P208" style:family="paragraph">
      <loext:graphic-properties draw:fill="none"/>
      <style:paragraph-properties fo:text-align="end" style:writing-mode="lr-tb"/>
      <style:text-properties style:font-name="Arial5"/>
    </style:style>
    <style:style style:name="P209" style:family="paragraph">
      <style:paragraph-properties fo:text-align="center" style:writing-mode="lr-tb"/>
      <style:text-properties fo:color="#ffffff" loext:opacity="100%" style:font-name="Arial5" fo:font-size="24pt" fo:font-weight="bold" style:font-size-asian="18pt" style:font-size-complex="18pt"/>
    </style:style>
    <style:style style:name="P21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5" fo:font-size="24pt" fo:font-weight="bold" style:font-size-asian="18pt" style:font-size-complex="18pt"/>
    </style:style>
    <style:style style:name="P211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5" fo:font-size="24pt" fo:font-weight="bold" style:font-size-asian="18pt" style:font-size-complex="18pt"/>
    </style:style>
    <style:style style:name="P212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5" fo:font-size="24pt" fo:font-weight="bold" style:font-size-asian="18pt" style:font-size-complex="18pt"/>
    </style:style>
    <style:style style:name="P213" style:family="paragraph">
      <loext:graphic-properties draw:fill="none" draw:fill-color="#ffffff"/>
      <style:paragraph-properties fo:text-align="center" style:writing-mode="lr-tb"/>
      <style:text-properties style:font-name="Arial5" fo:font-size="48pt" fo:font-weight="bold" style:font-size-asian="48pt" style:font-weight-asian="bold" style:font-size-complex="48pt" style:font-weight-complex="bold"/>
    </style:style>
    <style:style style:name="P214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215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216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217" style:family="paragraph">
      <style:paragraph-properties fo:text-align="center" style:writing-mode="lr-tb"/>
      <style:text-properties fo:color="#ffffff" loext:opacity="100%" style:font-name="Arial5" fo:font-size="24pt" fo:font-weight="bold" style:font-size-asian="18pt" style:font-weight-asian="bold" style:font-size-complex="18pt" style:font-weight-complex="bold"/>
    </style:style>
    <style:style style:name="P218" style:family="paragraph">
      <loext:graphic-properties draw:fill-color="#34a3c5"/>
      <style:paragraph-properties fo:text-align="center" style:writing-mode="lr-tb"/>
      <style:text-properties fo:color="#ffffff" loext:opacity="100%" style:font-name="Arial5" fo:font-size="24pt" fo:font-weight="bold" style:font-size-asian="18pt" style:font-weight-asian="bold" style:font-size-complex="18pt" style:font-weight-complex="bold"/>
    </style:style>
    <style:style style:name="P219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5" fo:font-size="24pt" fo:font-weight="bold" style:font-size-asian="18pt" style:font-weight-asian="bold" style:font-size-complex="18pt" style:font-weight-complex="bold"/>
    </style:style>
    <style:style style:name="P220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5" fo:font-size="24pt" fo:font-weight="bold" style:font-size-asian="18pt" style:font-weight-asian="bold" style:font-size-complex="18pt" style:font-weight-complex="bold"/>
    </style:style>
    <style:style style:name="P221" style:family="paragraph">
      <style:paragraph-properties fo:text-align="center" style:writing-mode="lr-tb"/>
      <style:text-properties style:font-name="Arial5" fo:font-size="24pt" fo:font-weight="bold" style:font-size-asian="18pt" style:font-weight-asian="bold" style:font-size-complex="18pt" style:font-weight-complex="bold"/>
    </style:style>
    <style:style style:name="P222" style:family="paragraph">
      <loext:graphic-properties draw:fill="solid" draw:fill-color="#c4c4c4"/>
      <style:paragraph-properties fo:text-align="center" style:writing-mode="lr-tb"/>
      <style:text-properties style:font-name="Arial5" fo:font-size="24pt" fo:font-weight="bold" style:font-size-asian="18pt" style:font-weight-asian="bold" style:font-size-complex="18pt" style:font-weight-complex="bold"/>
    </style:style>
    <style:style style:name="P223" style:family="paragraph">
      <loext:graphic-properties draw:fill-color="#cccccc"/>
      <style:paragraph-properties fo:text-align="center" style:writing-mode="lr-tb"/>
      <style:text-properties fo:color="#ffffff" loext:opacity="100%" style:font-name="Arial5" fo:font-size="24pt" fo:font-weight="bold" style:font-size-asian="18pt" style:font-weight-asian="bold" style:font-size-complex="18pt" style:font-weight-complex="bold"/>
    </style:style>
    <style:style style:name="P224" style:family="paragraph">
      <style:paragraph-properties fo:text-align="end" style:writing-mode="lr-tb"/>
      <style:text-properties style:font-name="Arial5" fo:font-size="24pt" style:font-size-asian="18pt" style:font-size-complex="18pt"/>
    </style:style>
    <style:style style:name="P225" style:family="paragraph">
      <loext:graphic-properties draw:fill-color="#34a3c5"/>
      <style:paragraph-properties fo:text-align="end" style:writing-mode="lr-tb"/>
      <style:text-properties style:font-name="Arial5" fo:font-size="24pt" style:font-size-asian="18pt" style:font-size-complex="18pt"/>
    </style:style>
    <style:style style:name="P226" style:family="paragraph">
      <style:paragraph-properties fo:text-align="center">
        <style:tab-stops/>
      </style:paragraph-properties>
    </style:style>
    <style:style style:name="P227" style:family="paragraph">
      <loext:graphic-properties draw:fill="solid" draw:fill-color="#95b241"/>
      <style:paragraph-properties fo:text-align="center" style:writing-mode="lr-tb">
        <style:tab-stops/>
      </style:paragraph-properties>
      <style:text-properties fo:color="#ffffff" loext:opacity="100%" fo:font-weight="bold" style:font-weight-asian="bold" style:font-weight-complex="bold"/>
    </style:style>
    <style:style style:name="P228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29" style:family="paragraph">
      <loext:graphic-properties draw:fill="solid" draw:fill-color="#ffffff" draw:opacity="80%"/>
      <style:paragraph-properties fo:text-align="center" style:writing-mode="lr-tb"/>
      <style:text-properties fo:font-weight="bold" style:font-weight-asian="bold" style:font-weight-complex="bold"/>
    </style:style>
    <style:style style:name="P230" style:family="paragraph">
      <loext:graphic-properties draw:fill="solid"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1" style:family="paragraph"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2" style:family="paragraph">
      <loext:graphic-properties draw:fill="solid" draw:fill-color="#95b241"/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3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4" style:family="paragraph">
      <loext:graphic-properties draw:fill="none" draw:fill-color="#ffffff"/>
      <style:paragraph-properties fo:text-align="end" style:writing-mode="lr-tb"/>
      <style:text-properties fo:color="#000000" loext:opacity="100%"/>
    </style:style>
    <style:style style:name="P235" style:family="paragraph">
      <style:paragraph-properties fo:text-align="center"/>
      <style:text-properties fo:color="#000000" loext:opacity="100%"/>
    </style:style>
    <style:style style:name="P236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237" style:family="paragraph">
      <loext:graphic-properties draw:fill-color="#34a3c5" draw:opacity="100%"/>
      <style:paragraph-properties fo:text-align="center"/>
      <style:text-properties fo:color="#ffffff" loext:opacity="100%" fo:font-style="normal" fo:font-weight="bold" style:font-size-asian="18pt" style:font-size-complex="18pt"/>
    </style:style>
    <style:style style:name="P238" style:family="paragraph">
      <loext:graphic-properties draw:fill="solid" draw:fill-color="#f36838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39" style:family="paragraph">
      <loext:graphic-properties draw:fill="solid" draw:fill-color="#95b241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40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1" style:family="paragraph">
      <loext:graphic-properties draw:fill-color="#808080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2" style:family="paragraph">
      <loext:graphic-properties draw:fill-color="#34a3c5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3" style:family="paragraph">
      <loext:graphic-properties draw:fill="none" draw:fill-color="#ffffff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44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5" style:family="paragraph">
      <loext:graphic-properties draw:fill-color="#34a3c5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6" style:family="paragraph">
      <loext:graphic-properties draw:fill="solid" draw:fill-color="#f36838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95b241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style:style style:name="T2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26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 style:font-name="Arial5" fo:font-size="32pt" fo:font-weight="bold" style:font-size-asian="32pt" style:font-weight-asian="bold" style:font-size-complex="32pt" style:font-weight-complex="bold"/>
    </style:style>
    <style:style style:name="T28" style:family="text">
      <style:text-properties style:use-window-font-color="true" loext:opacity="0%" style:font-name="Arial5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ffff" loext:opacity="100%" style:font-name="Arial" fo:font-size="24pt" style:font-size-asian="24pt" style:font-size-complex="24pt"/>
    </style:style>
    <style:style style:name="T33" style:family="text">
      <style:text-properties fo:color="#ffffff" loext:opacity="100%" style:font-name="Arial" fo:font-size="2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3" style:family="text">
      <style:text-properties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font-size="18pt" fo:font-weight="normal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T48" style:family="text"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T49" style:family="text"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T50" style:family="text">
      <style:text-properties fo:font-size="20pt" fo:font-weight="normal" style:font-size-asian="20pt" style:font-weight-asian="bold" style:font-size-complex="20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style:font-name="Arial5"/>
    </style:style>
    <style:style style:name="T53" style:family="text">
      <style:text-properties style:font-name="Arial5" fo:font-size="48pt" fo:font-weight="bold" style:font-size-asian="48pt" style:font-weight-asian="bold" style:font-size-complex="48pt" style:font-weight-complex="bold"/>
    </style:style>
    <style:style style:name="T54" style:family="text">
      <style:text-properties fo:color="#ffffff" loext:opacity="100%" style:font-name="Arial5" fo:font-size="24pt" fo:font-weight="bold" style:font-size-asian="18pt" style:font-size-complex="18pt"/>
    </style:style>
    <style:style style:name="T55" style:family="text">
      <style:text-properties fo:color="#ffffff" loext:opacity="100%" style:font-name="Arial5" fo:font-size="24pt" fo:font-weight="bold" style:font-size-asian="18pt" style:font-weight-asian="bold" style:font-size-complex="18pt" style:font-weight-complex="bold"/>
    </style:style>
    <style:style style:name="T56" style:family="text">
      <style:text-properties style:font-name="Arial5" fo:font-size="24pt" fo:font-weight="bold" style:font-size-asian="18pt" style:font-weight-asian="bold" style:font-size-complex="18pt" style:font-weight-complex="bold"/>
    </style:style>
    <style:style style:name="T57" style:family="text">
      <style:text-properties style:font-name="Arial5" fo:font-size="24pt" style:font-size-asian="18pt" style:font-size-complex="18pt"/>
    </style:style>
    <style:style style:name="T58" style:family="text">
      <style:text-properties fo:color="#ffffff" loext:opacity="100%"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000000" loext:opacity="100%"/>
    </style:style>
    <style:style style:name="T62" style:family="text">
      <style:text-properties fo:color="#ffffff" loext:opacity="100%" fo:font-size="18pt" fo:font-style="normal" fo:font-weight="bold" style:font-size-asian="18pt" style:font-size-complex="18pt"/>
    </style:style>
    <style:style style:name="T63" style:family="text">
      <style:text-properties fo:color="#000000" loext:opacity="100%" fo:font-size="18pt" style:font-size-asian="18pt" style:font-size-complex="18pt"/>
    </style:style>
    <style:style style:name="T64" style:family="text"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3" draw:layer="layout" svg:width="3cm" svg:height="3cm" svg:x="15.5cm" svg:y="10cm">
            <text:p text:style-name="P2"><text:span text:style-name="T2">S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3cm" svg:x="12.5cm" svg:y="5.5cm">
            <text:p text:style-name="P4"><text:span text:style-name="T2">P</text:span><text:span text:style-name="T2">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3cm" svg:height="3cm" svg:x="9.5cm" svg:y="10cm">
            <text:p text:style-name="P6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7" draw:text-style-name="P10" draw:layer="layout" svg:width="8cm" svg:height="3cm" svg:x="19cm" svg:y="10cm">
            <draw:text-box>
              <text:p text:style-name="P9"><text:span text:style-name="T4">Scrum</text:span><text:span text:style-name="T4"><text:line-break/></text:span><text:span text:style-name="T4">Master</text:span></text:p>
            </draw:text-box>
          </draw:frame>
          <draw:frame draw:style-name="gr8" draw:text-style-name="P12" draw:layer="layout" svg:width="8cm" svg:height="3cm" svg:x="1cm" svg:y="10cm">
            <draw:text-box>
              <text:p text:style-name="P11"><text:span text:style-name="T4">Software</text:span></text:p>
              <text:p text:style-name="P11"><text:span text:style-name="T4">Developer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g>
          <draw:g>
            <draw:g>
              <draw:custom-shape draw:style-name="gr9" draw:text-style-name="P14" draw:layer="layout" svg:width="2.5cm" svg:height="2cm" svg:x="3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5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6" draw:layer="layout" svg:width="2.5cm" svg:height="2cm" svg:x="7.5cm" svg:y="9cm">
                <text:p text:style-name="P13"><text:span text:style-name="T5"><text:s/></text:span><text:span text:style-name="T5">3</text:span><text:span text:style-name="T5">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4" draw:layer="layout" svg:width="2.5cm" svg:height="2cm" svg:x="17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19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8" draw:layer="layout" svg:width="2.5cm" svg:height="2cm" svg:x="21.5cm" svg:y="9cm">
                <text:p text:style-name="P17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0" draw:layer="layout" svg:width="6.5cm" svg:height="1.5cm" svg:x="3.5cm" svg:y="7.5cm">
              <draw:text-box>
                <text:p text:style-name="P19"><text:span text:style-name="T7">Sprint 1</text:span></text:p>
              </draw:text-box>
            </draw:frame>
            <draw:frame draw:style-name="gr12" draw:text-style-name="P20" draw:layer="layout" svg:width="6.5cm" svg:height="1.5cm" svg:x="17.5cm" svg:y="7.5cm">
              <draw:text-box>
                <text:p text:style-name="P19"><text:span text:style-name="T7">Sprint n</text:span></text:p>
              </draw:text-box>
            </draw:frame>
            <draw:g>
              <draw:line draw:style-name="gr13" draw:text-style-name="P19" draw:layer="layout" svg:x1="1cm" svg:y1="12cm" svg:x2="27cm" svg:y2="12cm">
                <text:p/>
              </draw:line>
              <draw:frame draw:style-name="gr14" draw:text-style-name="P22" draw:layer="layout" svg:width="3cm" svg:height="1.5cm" svg:x="24cm" svg:y="12cm">
                <draw:text-box>
                  <text:p text:style-name="P21">time</text:p>
                </draw:text-box>
              </draw:fram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24cm" svg:y1="11.5cm" svg:x2="24cm" svg:y2="12.5cm">
                <text:p/>
              </draw:line>
              <draw:line draw:style-name="gr15" draw:text-style-name="P19" draw:layer="layout" svg:x1="17cm" svg:y1="11.5cm" svg:x2="17cm" svg:y2="12.5cm">
                <text:p/>
              </draw:line>
              <draw:line draw:style-name="gr15" draw:text-style-name="P19" draw:layer="layout" svg:x1="10cm" svg:y1="11.5cm" svg:x2="10cm" svg:y2="12.5cm">
                <text:p/>
              </draw:line>
              <draw:frame draw:style-name="gr16" draw:text-style-name="P20" draw:layer="layout" svg:width="7cm" svg:height="1.5cm" svg:x="3cm" svg:y="12cm">
                <draw:text-box>
                  <text:p text:style-name="P19"><text:span text:style-name="T7">Week 1</text:span></text:p>
                </draw:text-box>
              </draw:frame>
              <draw:frame draw:style-name="gr17" draw:text-style-name="P20" draw:layer="layout" svg:width="7cm" svg:height="1.5cm" svg:x="17cm" svg:y="12cm">
                <draw:text-box>
                  <text:p text:style-name="P19"><text:span text:style-name="T7">Week n</text:span></text:p>
                </draw:text-box>
              </draw:frame>
              <draw:frame draw:style-name="gr17" draw:text-style-name="P20" draw:layer="layout" svg:width="7cm" svg:height="1.5cm" svg:x="10cm" svg:y="12cm">
                <draw:text-box>
                  <text:p text:style-name="P19"><text:span text:style-name="T7">...</text:span></text:p>
                </draw:text-box>
              </draw:frame>
            </draw:g>
            <draw:frame draw:style-name="gr18" draw:text-style-name="P23" draw:layer="layout" svg:width="7cm" svg:height="3cm" svg:x="10cm" svg:y="8.5cm">
              <draw:text-box>
                <text:p text:style-name="P19"><text:span text:style-name="T1">...</text:span></text:p>
              </draw:text-box>
            </draw:frame>
          </draw:g>
          <draw:g>
            <draw:custom-shape draw:style-name="gr19" draw:text-style-name="P25" draw:layer="layout" svg:width="6.427cm" svg:height="1.112cm" svg:x="5.537cm" svg:y="2.147cm">
              <text:p text:style-name="P24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6" draw:layer="layout" svg:width="4.455cm" svg:height="1.112cm" svg:x="16.023cm" svg:y="2.147cm">
              <text:p text:style-name="P24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3" draw:text-style-name="P19" draw:layer="layout" svg:x1="1cm" svg:y1="5.5cm" svg:x2="27cm" svg:y2="5.5cm">
                <text:p/>
              </draw:line>
              <draw:frame draw:style-name="gr21" draw:text-style-name="P22" draw:layer="layout" svg:width="3cm" svg:height="1.5cm" svg:x="24cm" svg:y="5.5cm">
                <draw:text-box>
                  <text:p text:style-name="P21">time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frame draw:style-name="gr22" draw:text-style-name="P20" draw:layer="layout" svg:width="10.5cm" svg:height="1.5cm" svg:x="3cm" svg:y="5.5cm">
                <draw:text-box>
                  <text:p text:style-name="P19"><text:span text:style-name="T7">Sprints 1 to n/2</text:span></text:p>
                </draw:text-box>
              </draw:frame>
              <draw:frame draw:style-name="gr17" draw:text-style-name="P20" draw:layer="layout" svg:width="10.5cm" svg:height="1.5cm" svg:x="13.5cm" svg:y="5.5cm">
                <draw:text-box>
                  <text:p text:style-name="P19"><text:span text:style-name="T7">Sprints (n/2+1) to n</text:span>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line draw:style-name="gr15" draw:text-style-name="P19" draw:layer="layout" svg:x1="24cm" svg:y1="5cm" svg:x2="24cm" svg:y2="6cm">
                <text:p/>
              </draw:line>
              <draw:line draw:style-name="gr15" draw:text-style-name="P19" draw:layer="layout" svg:x1="13.5cm" svg:y1="5cm" svg:x2="13.5cm" svg:y2="6cm">
                <text:p/>
              </draw:line>
            </draw:g>
          </draw:g>
          <draw:path draw:style-name="gr23" draw:text-style-name="P27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5" draw:style-name="dp1" draw:master-page-name="Default">
        <office:forms form:automatic-focus="false" form:apply-design-mode="false"/>
        <draw:g>
          <draw:custom-shape draw:style-name="gr24" draw:text-style-name="P29" draw:layer="layout" svg:width="10cm" svg:height="1.5cm" draw:transform="rotate (1.5707963267949) translate (23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20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21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11cm">
            <text:p text:style-name="P32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9.5cm">
            <text:p text:style-name="P32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8cm">
            <text:p text:style-name="P32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8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15.7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17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15.7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4.5cm" svg:height="3cm" svg:x="15.75cm" svg:y="9.5cm">
            <text:p text:style-name="P32"><text:span text:style-name="T10">Next sprint</text:span></text:p>
            <text:p text:style-name="P32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1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8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9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5" draw:layer="layout" svg:width="4.5cm" svg:height="1.5cm" svg:x="8.25cm" svg:y="5cm">
            <text:p text:style-name="P34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6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10cm" svg:height="1.5cm" draw:transform="rotate (1.5707963267949) translate (3.75cm 13.5cm)">
            <text:p text:style-name="P36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5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5cm" svg:height="3cm" svg:x="3.75cm" svg:y="3.5cm">
            <text:p text:style-name="P38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0" draw:layer="layout" svg:width="4.5cm" svg:height="1.5cm" svg:x="3.75cm" svg:y="2cm">
            <draw:text-box>
              <text:p text:style-name="P19"><text:span text:style-name="T7">Wed</text:span></text:p>
            </draw:text-box>
          </draw:frame>
          <draw:line draw:style-name="gr30" draw:text-style-name="P40" draw:layer="layout" svg:x1="3cm" svg:y1="8.5cm" svg:x2="4.5cm" svg:y2="8.5cm">
            <text:p/>
          </draw:line>
          <draw:line draw:style-name="gr30" draw:text-style-name="P40" draw:layer="layout" svg:x1="3cm" svg:y1="13.5cm" svg:x2="4.5cm" svg:y2="13.5cm">
            <text:p/>
          </draw:line>
          <draw:frame draw:style-name="gr31" draw:text-style-name="P41" draw:layer="layout" svg:width="3cm" svg:height="5.25cm" svg:x="12.75cm" svg:y="6.75cm">
            <draw:text-box>
              <text:p text:style-name="P19"><text:span text:style-name="T13">...</text:span></text:p>
            </draw:text-box>
          </draw:frame>
          <draw:frame draw:style-name="gr32" draw:text-style-name="P42" draw:layer="layout" svg:width="2cm" svg:height="5cm" svg:x="1.75cm" svg:y="3.55cm">
            <draw:text-box>
              <text:p text:style-name="P9"><text:span text:style-name="T14">09:00</text:span></text:p>
            </draw:text-box>
          </draw:frame>
          <draw:frame draw:style-name="gr32" draw:text-style-name="P42" draw:layer="layout" svg:width="2cm" svg:height="5cm" svg:x="1.75cm" svg:y="8.5cm">
            <draw:text-box>
              <text:p text:style-name="P9"><text:span text:style-name="T14">13:00</text:span></text:p>
            </draw:text-box>
          </draw:frame>
          <draw:frame draw:style-name="gr32" draw:text-style-name="P42" draw:layer="layout" svg:width="2cm" svg:height="1cm" svg:x="1.75cm" svg:y="13.5cm">
            <draw:text-box>
              <text:p text:style-name="P9"><text:span text:style-name="T14">17:00</text:span></text:p>
            </draw:text-box>
          </draw:frame>
          <draw:line draw:style-name="gr33" draw:text-style-name="P40" draw:layer="layout" svg:x1="3cm" svg:y1="3.5cm" svg:x2="26.25cm" svg:y2="3.5cm">
            <text:p/>
          </draw:line>
          <draw:line draw:style-name="gr33" draw:text-style-name="P19" draw:layer="layout" svg:x1="3.75cm" svg:y1="3cm" svg:x2="3.75cm" svg:y2="15cm">
            <text:p/>
          </draw:line>
          <draw:frame draw:style-name="gr29" draw:text-style-name="P20" draw:layer="layout" svg:width="4.5cm" svg:height="1.5cm" svg:x="20.25cm" svg:y="2cm">
            <draw:text-box>
              <text:p text:style-name="P19"><text:span text:style-name="T7">Tue</text:span></text:p>
            </draw:text-box>
          </draw:frame>
          <draw:line draw:style-name="gr15" draw:text-style-name="P19" draw:layer="layout" svg:x1="12.75cm" svg:y1="3cm" svg:x2="12.75cm" svg:y2="4.5cm">
            <text:p/>
          </draw:line>
          <draw:line draw:style-name="gr15" draw:text-style-name="P19" draw:layer="layout" svg:x1="8.25cm" svg:y1="3cm" svg:x2="8.25cm" svg:y2="4.5cm">
            <text:p/>
          </draw:line>
          <draw:line draw:style-name="gr15" draw:text-style-name="P19" draw:layer="layout" svg:x1="15.75cm" svg:y1="3cm" svg:x2="15.75cm" svg:y2="4.5cm">
            <text:p/>
          </draw:line>
          <draw:line draw:style-name="gr15" draw:text-style-name="P19" draw:layer="layout" svg:x1="20.25cm" svg:y1="3cm" svg:x2="20.25cm" svg:y2="4.5cm">
            <text:p/>
          </draw:line>
          <draw:frame draw:style-name="gr29" draw:text-style-name="P20" draw:layer="layout" svg:width="4.5cm" svg:height="1.5cm" svg:x="15.75cm" svg:y="2cm">
            <draw:text-box>
              <text:p text:style-name="P19"><text:span text:style-name="T7">Mon</text:span></text:p>
            </draw:text-box>
          </draw:frame>
          <draw:frame draw:style-name="gr29" draw:text-style-name="P20" draw:layer="layout" svg:width="4.5cm" svg:height="1.5cm" svg:x="8.25cm" svg:y="2cm">
            <draw:text-box>
              <text:p text:style-name="P19"><text:span text:style-name="T7">Thu</text:span></text:p>
            </draw:text-box>
          </draw:frame>
          <draw:line draw:style-name="gr15" draw:text-style-name="P43" draw:layer="layout" svg:x1="24.75cm" svg:y1="3cm" svg:x2="24.75cm" svg:y2="4.5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34" draw:text-style-name="P45" draw:layer="layout" svg:width="5cm" svg:height="8cm" svg:x="16.5cm" svg:y="3cm">
            <text:p text:style-name="P44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6" draw:layer="layout" svg:width="5cm" svg:height="8cm" svg:x="21.5cm" svg:y="3cm">
            <text:p text:style-name="P44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1.5cm" svg:y="3cm">
            <text:p text:style-name="P44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11.5cm" svg:y="3cm">
            <text:p text:style-name="P44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5" draw:layer="layout" svg:width="5cm" svg:height="8cm" svg:x="6.5cm" svg:y="3cm">
            <text:p text:style-name="P44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xml:id="id1" draw:id="id1" draw:layer="layout" svg:width="4cm" svg:height="1.5cm" svg:x="1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9" draw:layer="layout" svg:x1="4cm" svg:y1="12.5cm" svg:x2="4cm" svg:y2="9.75cm">
            <text:p/>
          </draw:line>
          <draw:custom-shape draw:style-name="gr38" draw:text-style-name="P48" draw:layer="layout" svg:width="4cm" svg:height="1.5cm" svg:x="2cm" svg:y="11.75cm">
            <text:p text:style-name="P48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3" draw:id="id3" draw:layer="layout" svg:width="4cm" svg:height="1.5cm" svg:x="2cm" svg:y="4.25cm">
            <text:p text:style-name="P48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8" draw:id="id8" draw:layer="layout" svg:width="4cm" svg:height="1.5cm" svg:x="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2" draw:id="id2" draw:layer="layout" svg:width="4cm" svg:height="1.5cm" svg:x="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8" draw:layer="layout" svg:width="4cm" svg:height="1.5cm" svg:x="2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7" draw:id="id7" draw:layer="layout" svg:width="4cm" svg:height="1.5cm" svg:x="1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4.001cm" svg:y1="7.751cm" svg:x2="6cm" svg:y2="9cm" draw:start-shape="id7" draw:start-glue-point="2" draw:end-shape="id2" draw:end-glue-point="1" svg:d="M14001 7751v1249h-8001" svg:viewBox="0 0 8002 1250">
            <text:p/>
          </draw:connector>
          <draw:connector draw:style-name="gr42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7" draw:style-name="dp1" draw:master-page-name="Default">
        <office:forms form:automatic-focus="false" form:apply-design-mode="false"/>
        <draw:g>
          <draw:custom-shape draw:style-name="gr45" draw:text-style-name="P51" draw:layer="layout" svg:width="10cm" svg:height="1cm" svg:x="9cm" svg:y="3.498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7" draw:layer="layout" svg:width="10cm" svg:height="1cm" svg:x="9cm" svg:y="12.5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6" draw:layer="layout" svg:x1="8.5cm" svg:y1="11.5cm" svg:x2="19.5cm" svg:y2="11.5cm">
            <text:p/>
          </draw:line>
          <draw:line draw:style-name="gr33" draw:text-style-name="P40" draw:layer="layout" svg:x1="8.5cm" svg:y1="3.5cm" svg:x2="20cm" svg:y2="3.5cm">
            <text:p/>
          </draw:line>
          <draw:frame draw:style-name="gr50" draw:text-style-name="P57" draw:layer="layout" svg:width="10cm" svg:height="1.5cm" svg:x="9cm" svg:y="2cm">
            <draw:text-box>
              <text:p text:style-name="P19"><text:span text:style-name="T20">Team Meeting Day</text:span></text:p>
            </draw:text-box>
          </draw:frame>
          <draw:line draw:style-name="gr51" draw:text-style-name="P56" draw:layer="layout" svg:x1="8.5cm" svg:y1="8.5cm" svg:x2="19.5cm" svg:y2="8.5cm">
            <text:p/>
          </draw:line>
          <draw:line draw:style-name="gr33" draw:text-style-name="P19" draw:layer="layout" svg:x1="9cm" svg:y1="3cm" svg:x2="9cm" svg:y2="14cm">
            <text:p/>
          </draw:line>
          <draw:path draw:style-name="gr52" draw:text-style-name="P27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2" draw:text-style-name="P27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3" draw:text-style-name="P58" draw:layer="layout" svg:width="6cm" svg:height="4cm" svg:x="0cm" svg:y="3.5cm">
            <draw:text-box>
              <text:p text:style-name="P21"><text:span text:style-name="T13">Previous</text:span></text:p>
              <text:p text:style-name="P21"><text:span text:style-name="T13">Sprint</text:span></text:p>
            </draw:text-box>
          </draw:frame>
          <draw:frame draw:style-name="gr53" draw:text-style-name="P58" draw:layer="layout" svg:width="6cm" svg:height="4cm" svg:x="0cm" svg:y="9.5cm">
            <draw:text-box>
              <text:p text:style-name="P21"><text:span text:style-name="T13">Next</text:span></text:p>
              <text:p text:style-name="P9"><text:span text:style-name="T13">Sprint</text:span></text:p>
            </draw:text-box>
          </draw:frame>
          <draw:frame draw:style-name="gr54" draw:text-style-name="P59" draw:layer="layout" svg:width="6cm" svg:height="4cm" svg:x="22cm" svg:y="6.5cm">
            <draw:text-box>
              <text:p text:style-name="P9"><text:span text:style-name="T13">Team</text:span></text:p>
              <text:p text:style-name="P9"><text:span text:style-name="T13">Meeting</text:span></text:p>
            </draw:text-box>
          </draw:frame>
          <draw:path draw:style-name="gr52" draw:text-style-name="P27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49" draw:text-style-name="P56" draw:layer="layout" svg:x1="8.5cm" svg:y1="5.5cm" svg:x2="19.5cm" svg:y2="5.5cm">
            <text:p/>
          </draw:line>
        </draw:g>
      </draw:page>
      <draw:page draw:name="page8" draw:style-name="dp1" draw:master-page-name="Default">
        <office:forms form:automatic-focus="false" form:apply-design-mode="false"/>
        <draw:g>
          <draw:custom-shape draw:style-name="gr55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2" xml:id="id9" draw:id="id9" draw:layer="layout" svg:width="5cm" svg:height="1.5cm" svg:x="3.5cm" svg:y="4cm">
            <text:p text:style-name="P61"><text:span text:style-name="T21">Product owner</text:span></text:p>
            <text:p text:style-name="P61"><text:span text:style-name="T21">picks featur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0" draw:id="id10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1" draw:id="id11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5" draw:id="id15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63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57" draw:text-style-name="P63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56" draw:text-style-name="P62" xml:id="id12" draw:id="id12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3" draw:id="id13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4" draw:id="id14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57" draw:text-style-name="P63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57" draw:text-style-name="P63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57" draw:text-style-name="P63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59" draw:text-style-name="P64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56" draw:text-style-name="P62" xml:id="id18" draw:id="id18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6" draw:id="id16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7" draw:id="id17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57" draw:text-style-name="P63" draw:layer="layout" draw:line-skew="0.948cm -0.949cm" svg:x1="25cm" svg:y1="7.25cm" svg:x2="6cm" svg:y2="4cm" draw:start-shape="id17" draw:start-glue-point="7" draw:end-shape="id9" draw:end-glue-point="0" svg:d="M25000 7250h1501v-4750h-20501v1500" svg:viewBox="0 0 20502 4751">
            <text:p/>
          </draw:connector>
          <draw:frame draw:style-name="gr60" draw:text-style-name="P64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59" draw:text-style-name="P64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59" draw:text-style-name="P64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57" draw:text-style-name="P63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57" draw:text-style-name="P63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61" draw:text-style-name="P63" draw:layer="layout" svg:x1="24.5cm" svg:y1="9.75cm" svg:x2="26.5cm" svg:y2="9.75cm">
            <text:p/>
          </draw:line>
          <draw:line draw:style-name="gr62" draw:text-style-name="P63" draw:layer="layout" svg:x1="3.5cm" svg:y1="4.75cm" svg:x2="1.5cm" svg:y2="4.75cm">
            <text:p/>
          </draw:line>
          <draw:frame draw:style-name="gr63" draw:text-style-name="P64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0" draw:text-style-name="P64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57" draw:text-style-name="P63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0" draw:style-name="dp1" draw:master-page-name="Default">
        <office:forms form:automatic-focus="false" form:apply-design-mode="false"/>
        <draw:g>
          <draw:custom-shape draw:style-name="gr64" draw:text-style-name="P66" draw:layer="layout" svg:width="9cm" svg:height="2.5cm" svg:x="0.5cm" svg:y="2cm">
            <text:p text:style-name="P65"><text:span text:style-name="T22">Product</text:span></text:p>
            <text:p text:style-name="P65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0.5cm" svg:y="4.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67" draw:layer="layout" svg:width="9cm" svg:height="10cm" svg:x="18.5cm" svg:y="4.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9.5cm" svg:y="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9cm" svg:height="2.5cm" svg:x="9.5cm" svg:y="2cm">
            <text:p text:style-name="P68"><text:span text:style-name="T23">Engineering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6" draw:layer="layout" svg:width="9cm" svg:height="2.5cm" svg:x="18.5cm" svg:y="2cm">
            <text:p text:style-name="P65"><text:span text:style-name="T22">Quality</text:span></text:p>
            <text:p text:style-name="P65"><text:span text:style-name="T22">Assurance</text:span></text:p>
            <draw:enhanced-geometry svg:viewBox="0 0 21600 21600" draw:type="rectangle" draw:enhanced-path="M 0 0 L 21600 0 21600 21600 0 21600 0 0 Z N"/>
          </draw:custom-shape>
          <draw:line draw:style-name="gr67" draw:text-style-name="P70" draw:layer="layout" svg:x1="5cm" svg:y1="7cm" svg:x2="5cm" svg:y2="12.8cm">
            <text:p/>
          </draw:line>
          <draw:custom-shape draw:style-name="gr68" draw:text-style-name="P72" draw:layer="layout" svg:width="3cm" svg:height="2.5cm" svg:x="3.5cm" svg:y="11.5cm">
            <text:p text:style-name="P71"><text:span text:style-name="T24">MRD,</text:span></text:p>
            <text:p text:style-name="P71"><text:span text:style-name="T24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69" draw:text-style-name="P74" draw:layer="layout" svg:width="3cm" svg:height="3cm" svg:x="3.5cm" svg:y="5cm">
            <text:p text:style-name="P73"><text:span text:style-name="T2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76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12cm" svg:y1="7cm" svg:x2="12cm" svg:y2="13cm">
            <text:p/>
          </draw:line>
          <draw:custom-shape draw:style-name="gr71" draw:text-style-name="P77" draw:layer="layout" svg:width="3cm" svg:height="2.5cm" svg:x="10.5cm" svg:y="11.5cm">
            <text:p text:style-name="P71"><text:span text:style-name="T24">Rel.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67" draw:text-style-name="P70" draw:layer="layout" svg:x1="16cm" svg:y1="7cm" svg:x2="16cm" svg:y2="13cm">
            <text:p/>
          </draw:line>
          <draw:custom-shape draw:style-name="gr71" draw:text-style-name="P77" draw:layer="layout" svg:width="3cm" svg:height="2.5cm" svg:x="14.5cm" svg:y="11.5cm">
            <text:p text:style-name="P71"><text:span text:style-name="T24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2" draw:text-style-name="P78" draw:layer="layout" svg:width="3cm" svg:height="3cm" svg:x="14.5cm" svg:y="5cm">
            <text:p text:style-name="P75"><text:span text:style-name="T2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79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5cm" svg:y1="7cm" svg:x2="25cm" svg:y2="13cm">
            <text:p/>
          </draw:line>
          <draw:custom-shape draw:style-name="gr68" draw:text-style-name="P72" draw:layer="layout" svg:width="3cm" svg:height="2.5cm" svg:x="23.5cm" svg:y="11.5cm">
            <text:p text:style-name="P71"><text:span text:style-name="T24">Code,</text:span></text:p>
            <text:p text:style-name="P71"><text:span text:style-name="T24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23.5cm" svg:y="5cm">
            <text:p text:style-name="P75"><text:span text:style-name="T2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1cm" svg:y1="7cm" svg:x2="21cm" svg:y2="13cm">
            <text:p/>
          </draw:line>
          <draw:custom-shape draw:style-name="gr71" draw:text-style-name="P77" draw:layer="layout" svg:width="3cm" svg:height="2.5cm" svg:x="19.5cm" svg:y="11.5cm">
            <text:p text:style-name="P71"><text:span text:style-name="T24">Test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19.5cm" svg:y="5cm">
            <text:p text:style-name="P75"><text:span text:style-name="T25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82" draw:layer="layout" svg:width="3cm" svg:height="2.5cm" svg:x="3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4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0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9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23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76" draw:text-style-name="P8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84" draw:layer="layout" svg:width="3.5cm" svg:height="1.5cm" svg:x="2.5cm" svg:y="6.05cm">
            <draw:text-box>
              <text:p><text:span text:style-name="T7">start</text:span></text:p>
            </draw:text-box>
          </draw:frame>
          <draw:frame draw:style-name="gr78" draw:text-style-name="P84" draw:layer="layout" svg:width="3.5cm" svg:height="2.5cm" svg:x="9cm" svg:y="5.05cm">
            <draw:text-box>
              <text:p><text:span text:style-name="T7">1st</text:span></text:p>
              <text:p><text:span text:style-name="T7">release</text:span></text:p>
            </draw:text-box>
          </draw:frame>
          <draw:g>
            <draw:path draw:style-name="gr79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80" draw:text-style-name="P84" draw:layer="layout" svg:width="4cm" svg:height="1.568cm" svg:x="5.5cm" svg:y="2.5cm">
              <draw:text-box>
                <text:p><text:span text:style-name="T7">incubate</text:span></text:p>
              </draw:text-box>
            </draw:frame>
          </draw:g>
          <draw:g>
            <draw:path draw:style-name="gr79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81" draw:text-style-name="P84" draw:layer="layout" svg:width="4cm" svg:height="1.5cm" svg:x="12cm" svg:y="2.5cm">
              <draw:text-box>
                <text:p><text:span text:style-name="T7">develop</text:span></text:p>
              </draw:text-box>
            </draw:frame>
          </draw:g>
          <draw:g>
            <draw:path draw:style-name="gr79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81" draw:text-style-name="P84" draw:layer="layout" svg:width="4cm" svg:height="1.5cm" svg:x="18.5cm" svg:y="2.5cm">
              <draw:text-box>
                <text:p><text:span text:style-name="T7">maintain</text:span></text:p>
              </draw:text-box>
            </draw:frame>
          </draw:g>
          <draw:line draw:style-name="gr79" draw:layer="layout" svg:x1="22cm" svg:y1="8cm" svg:x2="25.5cm" svg:y2="8cm">
            <text:p/>
          </draw:line>
          <draw:frame draw:style-name="gr77" draw:text-style-name="P84" draw:layer="layout" svg:width="3.5cm" svg:height="1.5cm" svg:x="15.5cm" svg:y="6.05cm">
            <draw:text-box>
              <text:p><text:span text:style-name="T7">mature</text:span></text:p>
            </draw:text-box>
          </draw:frame>
          <draw:frame draw:style-name="gr77" draw:text-style-name="P84" draw:layer="layout" svg:width="4cm" svg:height="1.5cm" svg:x="22cm" svg:y="6.05cm">
            <draw:text-box>
              <text:p><text:span text:style-name="T7">retire</text:span></text:p>
            </draw:text-box>
          </draw:frame>
          <draw:line draw:style-name="gr79" draw:layer="layout" svg:x1="2.5cm" svg:y1="8cm" svg:x2="6cm" svg:y2="8cm">
            <text:p/>
          </draw:line>
          <draw:line draw:style-name="gr79" draw:layer="layout" svg:x1="9cm" svg:y1="8cm" svg:x2="12.5cm" svg:y2="8cm">
            <text:p/>
          </draw:line>
          <draw:line draw:style-name="gr79" draw:layer="layout" svg:x1="15.5cm" svg:y1="8cm" svg:x2="19cm" svg:y2="8cm">
            <text:p/>
          </draw:line>
          <draw:custom-shape draw:style-name="gr82" draw:text-style-name="P8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2cm" svg:y="12.2cm">
              <draw:text-box>
                <text:p><text:span text:style-name="T7">release</text:span></text:p>
              </draw:text-box>
            </draw:frame>
          </draw:g>
          <draw:custom-shape draw:style-name="gr83" draw:text-style-name="P86" draw:layer="layout" svg:width="3cm" svg:height="3cm" svg:x="12.5cm" svg:y="6.5cm">
            <text:p text:style-name="P85"><text:span text:style-name="T3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8.5cm" svg:y="12.2cm">
              <draw:text-box>
                <text:p><text:span text:style-name="T7">release</text:span></text:p>
              </draw:text-box>
            </draw:frame>
          </draw:g>
          <draw:custom-shape draw:style-name="gr84" draw:text-style-name="P87" draw:layer="layout" svg:width="3cm" svg:height="3cm" svg:x="19cm" svg:y="6.5cm">
            <text:p text:style-name="P85"><text:span text:style-name="T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88" draw:layer="layout" svg:width="3cm" svg:height="3cm" svg:x="6cm" svg:y="6.5cm">
            <text:p text:style-name="P85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line draw:style-name="gr86" draw:text-style-name="P89" draw:layer="layout" svg:x1="10.501cm" svg:y1="9.502cm" svg:x2="14.001cm" svg:y2="4.002cm">
            <text:p/>
          </draw:line>
          <draw:line draw:style-name="gr86" draw:text-style-name="P89" draw:layer="layout" svg:x1="14.001cm" svg:y1="4.002cm" svg:x2="17.501cm" svg:y2="9.502cm">
            <text:p/>
          </draw:line>
          <draw:line draw:style-name="gr86" draw:text-style-name="P89" draw:layer="layout" svg:x1="10.002cm" svg:y1="9.503cm" svg:x2="18.002cm" svg:y2="9.503cm">
            <text:p/>
          </draw:line>
          <draw:custom-shape draw:style-name="gr87" draw:text-style-name="P91" draw:layer="layout" svg:width="5cm" svg:height="3cm" svg:x="15.002cm" svg:y="8.003cm">
            <text:p text:style-name="P90"><text:span text:style-name="T27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92" draw:layer="layout" svg:width="5cm" svg:height="3cm" svg:x="11.502cm" svg:y="2.503cm">
            <text:p text:style-name="P90"><text:span text:style-name="T27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93" draw:layer="layout" svg:width="5cm" svg:height="3cm" svg:x="8.002cm" svg:y="8.003cm">
            <text:p text:style-name="P90"><text:span text:style-name="T27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95" draw:layer="layout" svg:width="5cm" svg:height="3.5cm" svg:x="11.502cm" svg:y="5.603cm">
            <text:p text:style-name="P94"><text:span text:style-name="T28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frame draw:style-name="gr91" draw:text-style-name="P57" draw:layer="layout" svg:width="5cm" svg:height="4cm" svg:x="1cm" svg:y="4cm">
            <draw:text-box>
              <text:p text:style-name="P19"><text:span text:style-name="T20">start</text:span></text:p>
            </draw:text-box>
          </draw:frame>
          <draw:frame draw:style-name="gr92" draw:text-style-name="P57" draw:layer="layout" svg:width="5cm" svg:height="4cm" svg:x="22cm" svg:y="4cm">
            <draw:text-box>
              <text:p text:style-name="P19"><text:span text:style-name="T20">end</text:span></text:p>
            </draw:text-box>
          </draw:frame>
          <draw:line draw:style-name="gr93" draw:layer="layout" svg:x1="1cm" svg:y1="9cm" svg:x2="27cm" svg:y2="9cm">
            <text:p/>
          </draw:line>
          <draw:frame draw:style-name="gr94" draw:text-style-name="P96" draw:layer="layout" svg:width="3cm" svg:height="1.5cm" svg:x="24cm" svg:y="9cm">
            <draw:text-box>
              <text:p>time</text:p>
            </draw:text-box>
          </draw:frame>
          <draw:custom-shape draw:style-name="gr95" draw:text-style-name="P97" draw:layer="layout" svg:width="8cm" svg:height="4cm" svg:x="3.5cm" svg:y="4cm">
            <text:p text:style-name="P65"><text:span text:style-name="T22"><text:s text:c="4"/></text:span><text:span text:style-name="T2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6" draw:text-style-name="P99" draw:layer="layout" svg:width="8cm" svg:height="4cm" svg:x="15.5cm" svg:y="4cm">
            <text:p text:style-name="P98"><text:span text:style-name="T22"><text:s text:c="9"/></text:span><text:span text:style-name="T22">Review</text:span><text:span text:style-name="T22"><text:line-break/></text:span><text:span text:style-name="T2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7" draw:text-style-name="P101" draw:layer="layout" svg:width="8cm" svg:height="4cm" svg:x="9.5cm" svg:y="4cm">
            <text:p text:style-name="P100"><text:span text:style-name="T20"><text:s text:c="5"/></text:span><text:span text:style-name="T2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98" draw:text-style-name="P49" draw:layer="layout" svg:x1="3.5cm" svg:y1="8.5cm" svg:x2="3.5cm" svg:y2="9.539cm">
            <text:p/>
          </draw:line>
          <draw:line draw:style-name="gr98" draw:text-style-name="P49" draw:layer="layout" svg:x1="23.5cm" svg:y1="8.5cm" svg:x2="23.5cm" svg:y2="9.539cm">
            <text:p/>
          </draw:line>
          <draw:frame draw:style-name="gr99" draw:text-style-name="P96" draw:layer="layout" svg:width="20cm" svg:height="1.558cm" svg:x="3.5cm" svg:y="8.942cm">
            <draw:text-box>
              <text:p>6 months – 5 years</text:p>
            </draw:text-box>
          </draw:frame>
        </draw:g>
      </draw:page>
      <draw:page draw:name="page14" draw:style-name="dp1" draw:master-page-name="Default">
        <office:forms form:automatic-focus="false" form:apply-design-mode="false"/>
        <draw:g>
          <draw:line draw:style-name="gr13" draw:text-style-name="P19" draw:layer="layout" svg:x1="1cm" svg:y1="8.5cm" svg:x2="27cm" svg:y2="8.5cm">
            <text:p/>
          </draw:line>
          <draw:frame draw:style-name="gr100" draw:text-style-name="P22" draw:layer="layout" svg:width="3cm" svg:height="1.5cm" svg:x="24cm" svg:y="8.5cm">
            <draw:text-box>
              <text:p text:style-name="P21">time</text:p>
            </draw:text-box>
          </draw:frame>
          <draw:frame draw:style-name="gr101" draw:text-style-name="P23" draw:layer="layout" svg:width="2cm" svg:height="3cm" svg:x="24.5cm" svg:y="5cm">
            <draw:text-box>
              <text:p text:style-name="P19"><text:span text:style-name="T1">...</text:span></text:p>
            </draw:text-box>
          </draw:frame>
          <draw:g>
            <draw:custom-shape draw:style-name="gr102" draw:text-style-name="P102" draw:layer="layout" svg:width="2.5cm" svg:height="2.5cm" svg:x="3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5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7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7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9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21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0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2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14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20" draw:layer="layout" svg:width="6.5cm" svg:height="1.5cm" svg:x="3.5cm" svg:y="4cm">
            <draw:text-box>
              <text:p text:style-name="P19"><text:span text:style-name="T7">Iteration n-1</text:span></text:p>
            </draw:text-box>
          </draw:frame>
          <draw:frame draw:style-name="gr12" draw:text-style-name="P20" draw:layer="layout" svg:width="6.5cm" svg:height="1.5cm" svg:x="17.5cm" svg:y="4cm">
            <draw:text-box>
              <text:p text:style-name="P19"><text:span text:style-name="T7">Iteration n+1</text:span></text:p>
            </draw:text-box>
          </draw:frame>
          <draw:frame draw:style-name="gr12" draw:text-style-name="P20" draw:layer="layout" svg:width="6.5cm" svg:height="1.5cm" svg:x="10.5cm" svg:y="4cm">
            <draw:text-box>
              <text:p text:style-name="P19"><text:span text:style-name="T7">Iteration n</text:span></text:p>
            </draw:text-box>
          </draw:fram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24cm" svg:y1="8cm" svg:x2="24cm" svg:y2="9cm">
            <text:p/>
          </draw:line>
          <draw:line draw:style-name="gr15" draw:text-style-name="P19" draw:layer="layout" svg:x1="17cm" svg:y1="8cm" svg:x2="17cm" svg:y2="9cm">
            <text:p/>
          </draw:line>
          <draw:line draw:style-name="gr15" draw:text-style-name="P19" draw:layer="layout" svg:x1="10cm" svg:y1="8cm" svg:x2="10cm" svg:y2="9cm">
            <text:p/>
          </draw:line>
          <draw:frame draw:style-name="gr101" draw:text-style-name="P23" draw:layer="layout" svg:width="2cm" svg:height="3cm" svg:x="1.5cm" svg:y="5cm">
            <draw:text-box>
              <text:p text:style-name="P19"><text:span text:style-name="T1">...</text:span></text:p>
            </draw:text-box>
          </draw:frame>
          <draw:frame draw:style-name="gr105" draw:text-style-name="P20" draw:layer="layout" svg:width="7cm" svg:height="1.5cm" svg:x="3cm" svg:y="8.5cm">
            <draw:text-box>
              <text:p text:style-name="P19"><text:span text:style-name="T7">1-4 weeks</text:span></text:p>
            </draw:text-box>
          </draw:frame>
          <draw:frame draw:style-name="gr17" draw:text-style-name="P20" draw:layer="layout" svg:width="7cm" svg:height="1.5cm" svg:x="17cm" svg:y="8.5cm">
            <draw:text-box>
              <text:p text:style-name="P19"><text:span text:style-name="T7">1-4 weeks</text:span></text:p>
            </draw:text-box>
          </draw:frame>
          <draw:frame draw:style-name="gr106" draw:text-style-name="P20" draw:layer="layout" svg:width="7cm" svg:height="1.5cm" svg:x="10cm" svg:y="8.5cm">
            <draw:text-box>
              <text:p text:style-name="P19"><text:span text:style-name="T7">1-4 weeks</text:span></text:p>
            </draw:text-box>
          </draw:frame>
        </draw:g>
      </draw:page>
      <draw:page draw:name="page15" draw:style-name="dp1" draw:master-page-name="Default">
        <office:forms form:automatic-focus="false" form:apply-design-mode="false"/>
        <draw:g>
          <draw:line draw:style-name="gr107" draw:text-style-name="P105" draw:layer="layout" svg:x1="2.5cm" svg:y1="11.5cm" svg:x2="6.5cm" svg:y2="3cm">
            <text:p/>
          </draw:line>
          <draw:custom-shape draw:style-name="gr108" draw:text-style-name="P107" draw:layer="layout" svg:width="2cm" svg:height="2cm" svg:x="1.5cm" svg:y="10.5cm">
            <text:p text:style-name="P106"><text:span text:style-name="T29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9" draw:text-style-name="P105" draw:layer="layout" svg:x1="6.5cm" svg:y1="3cm" svg:x2="9cm" svg:y2="4.5cm">
              <text:p/>
            </draw:line>
            <draw:custom-shape draw:style-name="gr110" draw:text-style-name="P109" draw:layer="layout" svg:width="2cm" svg:height="2cm" svg:x="5.5cm" svg:y="2cm">
              <text:p text:style-name="P108"><text:span text:style-name="T30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1" draw:text-style-name="P105" draw:layer="layout" svg:x1="11cm" svg:y1="10cm" svg:x2="10.5cm" svg:y2="13cm">
              <text:p/>
            </draw:line>
            <draw:line draw:style-name="gr112" draw:text-style-name="P105" draw:layer="layout" svg:x1="10.5cm" svg:y1="7cm" svg:x2="11cm" svg:y2="10cm">
              <text:p/>
            </draw:line>
            <draw:line draw:style-name="gr113" draw:text-style-name="P105" draw:layer="layout" svg:x1="9cm" svg:y1="4.5cm" svg:x2="10.5cm" svg:y2="7cm">
              <text:p/>
            </draw:line>
            <draw:custom-shape draw:style-name="gr114" draw:text-style-name="P110" draw:layer="layout" svg:width="2cm" svg:height="2cm" svg:x="8cm" svg:y="3.5cm">
              <text:p text:style-name="P106"><text:span text:style-name="T29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5" draw:text-style-name="P110" draw:layer="layout" svg:width="2cm" svg:height="2cm" svg:x="9.5cm" svg:y="6cm">
              <text:p text:style-name="P106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6" draw:text-style-name="P110" draw:layer="layout" svg:width="2cm" svg:height="2cm" svg:x="10cm" svg:y="9cm">
              <text:p text:style-name="P106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11" draw:layer="layout" svg:width="2cm" svg:height="2cm" svg:x="9.5cm" svg:y="12cm">
              <text:p text:style-name="P106"><text:span text:style-name="T29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8" draw:text-style-name="P112" draw:layer="layout" svg:width="2cm" svg:height="2cm" svg:x="5.5cm" svg:y="2cm">
            <text:p text:style-name="P106"><text:span text:style-name="T29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9" draw:text-style-name="P113" draw:layer="layout" svg:x1="25.5cm" svg:y1="10cm" svg:x2="24.5cm" svg:y2="7cm">
            <text:p/>
          </draw:line>
          <draw:line draw:style-name="gr120" draw:text-style-name="P113" draw:layer="layout" svg:x1="21cm" svg:y1="6.5cm" svg:x2="23.5cm" svg:y2="4.5cm">
            <text:p/>
          </draw:line>
          <draw:line draw:style-name="gr119" draw:text-style-name="P113" draw:layer="layout" svg:x1="17cm" svg:y1="11.5cm" svg:x2="18.5cm" svg:y2="8.5cm">
            <text:p/>
          </draw:line>
          <draw:line draw:style-name="gr119" draw:text-style-name="P113" draw:layer="layout" svg:x1="25cm" svg:y1="7cm" svg:x2="21cm" svg:y2="6.5cm">
            <text:p/>
          </draw:line>
          <draw:line draw:style-name="gr119" draw:text-style-name="P113" draw:layer="layout" svg:x1="18.5cm" svg:y1="8.5cm" svg:x2="21cm" svg:y2="6.5cm">
            <text:p/>
          </draw:line>
          <draw:line draw:style-name="gr120" draw:text-style-name="P113" draw:layer="layout" svg:x1="18.5cm" svg:y1="8.5cm" svg:x2="21cm" svg:y2="3cm">
            <text:p/>
          </draw:line>
          <draw:custom-shape draw:style-name="gr121" draw:text-style-name="P115" draw:layer="layout" svg:width="2cm" svg:height="2cm" svg:x="20cm" svg:y="5.5cm">
            <text:p text:style-name="P114"><text:span text:style-name="T31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7.5cm" svg:y="7.5cm">
            <text:p text:style-name="P114"><text:span text:style-name="T31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6cm" svg:y="10.5cm">
            <text:p text:style-name="P114"><text:span text:style-name="T31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22" draw:text-style-name="P116" draw:layer="layout" svg:x1="21cm" svg:y1="3cm" svg:x2="23.5cm" svg:y2="4.5cm">
              <text:p/>
            </draw:line>
            <draw:custom-shape draw:style-name="gr123" draw:text-style-name="P117" draw:layer="layout" svg:width="2cm" svg:height="2cm" svg:x="20cm" svg:y="2cm">
              <text:p text:style-name="P114"><text:span text:style-name="T31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16" draw:layer="layout" svg:x1="25.5cm" svg:y1="10cm" svg:x2="25cm" svg:y2="13cm">
              <text:p/>
            </draw:line>
            <draw:line draw:style-name="gr122" draw:text-style-name="P116" draw:layer="layout" svg:x1="25cm" svg:y1="7cm" svg:x2="25.5cm" svg:y2="10cm">
              <text:p/>
            </draw:line>
            <draw:line draw:style-name="gr122" draw:text-style-name="P116" draw:layer="layout" svg:x1="23.5cm" svg:y1="4.5cm" svg:x2="25cm" svg:y2="7cm">
              <text:p/>
            </draw:line>
            <draw:custom-shape draw:style-name="gr123" draw:text-style-name="P117" draw:layer="layout" svg:width="2cm" svg:height="2cm" svg:x="22.5cm" svg:y="3.5cm">
              <text:p text:style-name="P114"><text:span text:style-name="T31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4" draw:text-style-name="P119" draw:layer="layout" svg:width="2cm" svg:height="2cm" svg:x="24cm" svg:y="6cm">
              <text:p text:style-name="P118"><text:span text:style-name="T32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21" draw:layer="layout" svg:width="2cm" svg:height="2cm" svg:x="24.5cm" svg:y="9cm">
              <text:p text:style-name="P120"><text:span text:style-name="T3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122" draw:layer="layout" svg:width="2cm" svg:height="2cm" svg:x="24cm" svg:y="12cm">
              <text:p text:style-name="P114"><text:span text:style-name="T31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1" draw:text-style-name="P115" draw:layer="layout" svg:width="2cm" svg:height="2cm" svg:x="23.5cm" svg:y="6cm">
            <text:p text:style-name="P114"><text:span text:style-name="T31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123" draw:layer="layout" svg:width="2cm" svg:height="2cm" svg:x="24.5cm" svg:y="9cm">
            <text:p text:style-name="P114"><text:span text:style-name="T31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office:forms form:automatic-focus="false" form:apply-design-mode="false"/>
        <draw:g>
          <draw:path draw:style-name="gr128" draw:text-style-name="P124" draw:layer="layout" svg:width="10.499cm" svg:height="4.499cm" svg:x="13.475cm" svg:y="2.387cm" svg:viewBox="0 0 10500 4500" svg:d="M0 4500c10500-6000 10500-6000 10500 0z">
            <text:p/>
          </draw:path>
          <draw:path draw:style-name="gr129" draw:text-style-name="P125" draw:layer="layout" svg:width="10.499cm" svg:height="2.021cm" svg:x="2.975cm" svg:y="6.887cm" svg:viewBox="0 0 10500 2022" svg:d="M0 0c1000 1000 3500 4000 10500 0z">
            <text:p/>
          </draw:path>
          <draw:line draw:style-name="gr130" draw:text-style-name="P126" draw:layer="layout" svg:x1="0.975cm" svg:y1="6.887cm" svg:x2="26.975cm" svg:y2="6.887cm">
            <text:p/>
          </draw:line>
          <draw:frame draw:style-name="gr131" draw:text-style-name="P127" draw:layer="layout" svg:width="2.405cm" svg:height="1.345cm" svg:x="24.475cm" svg:y="6.761cm">
            <draw:text-box>
              <text:p text:style-name="P21">time</text:p>
            </draw:text-box>
          </draw:fram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3.975cm" svg:y1="6.387cm" svg:x2="23.975cm" svg:y2="7.387cm">
            <text:p/>
          </draw:line>
          <draw:line draw:style-name="gr132" draw:text-style-name="P126" draw:layer="layout" svg:x1="16.975cm" svg:y1="6.387cm" svg:x2="16.975cm" svg:y2="7.387cm">
            <text:p/>
          </draw:line>
          <draw:line draw:style-name="gr132" draw:text-style-name="P126" draw:layer="layout" svg:x1="9.975cm" svg:y1="6.387cm" svg:x2="9.975cm" svg:y2="7.387cm">
            <text:p/>
          </draw:line>
          <draw:line draw:style-name="gr132" draw:text-style-name="P126" draw:layer="layout" svg:x1="20.475cm" svg:y1="6.387cm" svg:x2="20.475cm" svg:y2="7.387cm">
            <text:p/>
          </draw:line>
          <draw:line draw:style-name="gr132" draw:text-style-name="P126" draw:layer="layout" svg:x1="13.475cm" svg:y1="6.387cm" svg:x2="13.475cm" svg:y2="7.387cm">
            <text:p/>
          </draw:line>
          <draw:line draw:style-name="gr132" draw:text-style-name="P126" draw:layer="layout" svg:x1="6.475cm" svg:y1="6.387cm" svg:x2="6.475cm" svg:y2="7.387cm">
            <text:p/>
          </draw:line>
          <draw:frame draw:style-name="gr133" draw:text-style-name="P128" draw:layer="layout" svg:width="9cm" svg:height="2.5cm" svg:x="1cm" svg:y="4cm">
            <draw:text-box>
              <text:p text:style-name="P9"><text:span text:style-name="T20">Plan-driven methods</text:span></text:p>
              <text:p text:style-name="P9"><text:span text:style-name="T20">Long iterations</text:span></text:p>
            </draw:text-box>
          </draw:frame>
        </draw:g>
        <draw:g>
          <draw:path draw:style-name="gr134" draw:layer="layout" svg:width="3.499cm" svg:height="1.998cm" svg:x="2.975cm" svg:y="11.388cm" svg:viewBox="0 0 3500 1999" svg:d="M0 1000c0 0 0 2249 1750 0s1750 0 1750 0z">
            <text:p/>
          </draw:path>
          <draw:path draw:style-name="gr134" draw:layer="layout" svg:width="3.499cm" svg:height="1.998cm" svg:x="16.975cm" svg:y="11.388cm" svg:viewBox="0 0 3500 1999" svg:d="M0 1000c0 0 0 2249 1750 0s1750 0 1750 0z">
            <text:p/>
          </draw:path>
          <draw:path draw:style-name="gr134" draw:layer="layout" svg:width="3.499cm" svg:height="1.998cm" svg:x="13.475cm" svg:y="11.388cm" svg:viewBox="0 0 3500 1999" svg:d="M0 1000c0 0 0 2249 1750 0s1750 0 1750 0z">
            <text:p/>
          </draw:path>
          <draw:path draw:style-name="gr134" draw:layer="layout" svg:width="3.499cm" svg:height="1.998cm" svg:x="9.975cm" svg:y="11.388cm" svg:viewBox="0 0 3500 1999" svg:d="M0 1000c0 0 0 2249 1750 0s1750 0 1750 0z">
            <text:p/>
          </draw:path>
          <draw:path draw:style-name="gr134" draw:layer="layout" svg:width="3.499cm" svg:height="1.998cm" svg:x="6.475cm" svg:y="11.387cm" svg:viewBox="0 0 3500 1999" svg:d="M0 1000c0 0 0 2249 1750 0s1750 0 1750 0z">
            <text:p/>
          </draw:path>
          <draw:line draw:style-name="gr13" draw:text-style-name="P19" draw:layer="layout" svg:x1="0.975cm" svg:y1="12.387cm" svg:x2="26.975cm" svg:y2="12.387cm">
            <text:p/>
          </draw:line>
          <draw:frame draw:style-name="gr135" draw:text-style-name="P22" draw:layer="layout" svg:width="2.405cm" svg:height="1.345cm" svg:x="24.475cm" svg:y="12.261cm">
            <draw:text-box>
              <text:p text:style-name="P21">time</text:p>
            </draw:text-box>
          </draw:fram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3.975cm" svg:y1="11.887cm" svg:x2="23.975cm" svg:y2="12.887cm">
            <text:p/>
          </draw:line>
          <draw:line draw:style-name="gr15" draw:text-style-name="P19" draw:layer="layout" svg:x1="16.975cm" svg:y1="11.887cm" svg:x2="16.975cm" svg:y2="12.887cm">
            <text:p/>
          </draw:line>
          <draw:line draw:style-name="gr15" draw:text-style-name="P19" draw:layer="layout" svg:x1="9.975cm" svg:y1="11.887cm" svg:x2="9.975cm" svg:y2="12.887cm">
            <text:p/>
          </draw:line>
          <draw:line draw:style-name="gr15" draw:text-style-name="P19" draw:layer="layout" svg:x1="20.475cm" svg:y1="11.887cm" svg:x2="20.475cm" svg:y2="12.887cm">
            <text:p/>
          </draw:line>
          <draw:line draw:style-name="gr15" draw:text-style-name="P19" draw:layer="layout" svg:x1="13.475cm" svg:y1="11.887cm" svg:x2="13.475cm" svg:y2="12.887cm">
            <text:p/>
          </draw:line>
          <draw:line draw:style-name="gr15" draw:text-style-name="P19" draw:layer="layout" svg:x1="6.475cm" svg:y1="11.887cm" svg:x2="6.475cm" svg:y2="12.887cm">
            <text:p/>
          </draw:line>
          <draw:path draw:style-name="gr134" draw:layer="layout" svg:width="3.499cm" svg:height="1.998cm" svg:x="20.475cm" svg:y="11.388cm" svg:viewBox="0 0 3500 1999" svg:d="M0 1000c0 0 0 2249 1750 0s1750 0 1750 0z">
            <text:p/>
          </draw:path>
          <draw:frame draw:style-name="gr136" draw:text-style-name="P129" draw:layer="layout" svg:width="9cm" svg:height="2.5cm" svg:x="18cm" svg:y="9cm">
            <draw:text-box>
              <text:p text:style-name="P21"><text:span text:style-name="T20">Agile methods</text:span></text:p>
              <text:p text:style-name="P21"><text:span text:style-name="T20">Short iterations</text:span></text:p>
            </draw:text-box>
          </draw:frame>
        </draw:g>
      </draw:page>
      <draw:page draw:name="page17" draw:style-name="dp1" draw:master-page-name="Default">
        <office:forms form:automatic-focus="false" form:apply-design-mode="false"/>
        <draw:g>
          <draw:g>
            <draw:g>
              <draw:custom-shape draw:style-name="gr137" draw:text-style-name="P131" draw:layer="layout" svg:width="10.5cm" svg:height="1cm" draw:transform="rotate (1.5707963267949) translate (1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38" draw:text-style-name="P132" draw:layer="layout" svg:width="10.5cm" svg:height="1cm" draw:transform="rotate (1.5707963267949) translate (1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39" draw:text-style-name="P133" draw:layer="layout" svg:width="10.5cm" svg:height="1cm" draw:transform="rotate (1.5707963267949) translate (1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0" draw:text-style-name="P134" draw:layer="layout" svg:width="10.5cm" svg:height="1cm" draw:transform="rotate (1.5707963267949) translate (15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1" draw:text-style-name="P135" draw:layer="layout" svg:width="10.5cm" svg:height="1cm" draw:transform="rotate (1.5707963267949) translate (17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2" draw:text-style-name="P136" draw:layer="layout" svg:width="10.5cm" svg:height="1cm" draw:transform="rotate (1.5707963267949) translate (16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3" draw:text-style-name="P137" draw:layer="layout" svg:width="10.5cm" svg:height="1cm" draw:transform="rotate (1.5707963267949) translate (2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4" draw:text-style-name="P138" draw:layer="layout" svg:width="10.5cm" svg:height="1cm" draw:transform="rotate (1.5707963267949) translate (2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5" draw:text-style-name="P139" draw:layer="layout" svg:width="10.5cm" svg:height="1cm" draw:transform="rotate (1.5707963267949) translate (2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46" draw:text-style-name="P141" draw:layer="layout" svg:width="18.5cm" svg:height="2cm" svg:x="5cm" svg:y="5.5cm">
              <text:p text:style-name="P140"><text:span text:style-name="T34">User interface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10.5cm">
              <text:p text:style-name="P140"><text:span text:style-name="T34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8cm">
              <text:p text:style-name="P140"><text:span text:style-name="T34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147" draw:text-style-name="P142" draw:layer="layout" svg:x1="4cm" svg:y1="13cm" svg:x2="24cm" svg:y2="13cm">
            <text:p text:style-name="P21"><text:span text:style-name="T34"/></text:p>
            <text:p text:style-name="P21"><text:span text:style-name="T34"/></text:p>
            <text:p text:style-name="P21"><text:span text:style-name="T34">Business domains</text:span></text:p>
          </draw:line>
          <draw:line draw:style-name="gr147" draw:text-style-name="P142" draw:layer="layout" svg:x1="4.5cm" svg:y1="13.5cm" svg:x2="4.5cm" svg:y2="2cm">
            <text:p text:style-name="P21"><text:span text:style-name="T34">Technical domains</text:span></text:p>
            <text:p text:style-name="P21"><text:span text:style-name="T34"/></text:p>
            <text:p text:style-name="P21"><text:span text:style-name="T34"/></text:p>
          </draw:line>
        </draw:g>
      </draw:page>
      <draw:page draw:name="page18" draw:style-name="dp1" draw:master-page-name="Default">
        <office:forms form:automatic-focus="false" form:apply-design-mode="false"/>
        <draw:g>
          <draw:custom-shape draw:style-name="gr148" draw:text-style-name="P144" draw:layer="layout" svg:width="9cm" svg:height="10.5cm" svg:x="0.5cm" svg:y="2.5cm">
            <text:p text:style-name="P14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146" draw:layer="layout" svg:width="18cm" svg:height="10.5cm" svg:x="9.5cm" svg:y="2.5cm">
            <text:p text:style-name="P14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18.5cm" svg:y1="2cm" svg:x2="27.5cm" svg:y2="2cm">
            <text:p><text:span text:style-name="T37"><text:s/></text:span><text:span text:style-name="T37">Agile Methods </text:span></text:p>
          </draw:line>
          <draw:line draw:style-name="gr151" draw:text-style-name="P147" draw:layer="layout" svg:x1="0.5cm" svg:y1="13.5cm" svg:x2="9.5cm" svg:y2="13.5cm">
            <text:p><text:span text:style-name="T37"><text:s/></text:span><text:span text:style-name="T37">Not differentiating </text:span></text:p>
          </draw:line>
          <draw:line draw:style-name="gr151" draw:text-style-name="P147" draw:layer="layout" svg:x1="9.5cm" svg:y1="13.5cm" svg:x2="27.5cm" svg:y2="13.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152" draw:text-style-name="P149" draw:layer="layout" svg:width="3cm" svg:height="9.5cm" svg:x="18cm" svg:y="3cm">
                <text:p text:style-name="P14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3" draw:text-style-name="P151" draw:layer="layout" svg:width="8cm" svg:height="0.667cm" draw:transform="rotate (1.5707963267949) translate (18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4" draw:text-style-name="P152" draw:layer="layout" svg:width="8cm" svg:height="0.667cm" draw:transform="rotate (1.5707963267949) translate (19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5" draw:text-style-name="P153" draw:layer="layout" svg:width="8cm" svg:height="0.666cm" draw:transform="rotate (1.5707963267949) translate (19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4cm" svg:y="3cm">
                <text:p text:style-name="P14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6" draw:text-style-name="P154" draw:layer="layout" svg:width="8cm" svg:height="0.667cm" draw:transform="rotate (1.5707963267949) translate (24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7" draw:text-style-name="P155" draw:layer="layout" svg:width="8cm" svg:height="0.667cm" draw:transform="rotate (1.5707963267949) translate (25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8" draw:text-style-name="P156" draw:layer="layout" svg:width="8cm" svg:height="0.666cm" draw:transform="rotate (1.5707963267949) translate (25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1cm" svg:y="3cm">
                <text:p text:style-name="P14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9" draw:text-style-name="P157" draw:layer="layout" svg:width="8cm" svg:height="0.667cm" draw:transform="rotate (1.5707963267949) translate (21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0" draw:text-style-name="P158" draw:layer="layout" svg:width="8cm" svg:height="0.667cm" draw:transform="rotate (1.5707963267949) translate (22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1" draw:text-style-name="P159" draw:layer="layout" svg:width="8cm" svg:height="0.666cm" draw:transform="rotate (1.5707963267949) translate (22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62" draw:text-style-name="P161" draw:layer="layout" svg:width="17cm" svg:height="1.5cm" svg:x="10cm" svg:y="6cm">
            <text:p text:style-name="P16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8cm">
            <text:p text:style-name="P16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10cm">
            <text:p text:style-name="P16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9.5cm" svg:y1="2cm" svg:x2="18.5cm" svg:y2="2cm">
            <text:p><text:span text:style-name="T37"><text:s/></text:span><text:span text:style-name="T37">Inner Source </text:span></text:p>
          </draw:line>
          <draw:line draw:style-name="gr150" draw:text-style-name="P147" draw:layer="layout" svg:x1="0.5cm" svg:y1="2cm" svg:x2="9.5cm" svg:y2="2cm">
            <text:p><text:span text:style-name="T37"><text:s/></text:span><text:span text:style-name="T37">Open Source </text:span></text:p>
          </draw:line>
          <draw:line draw:style-name="gr163" draw:text-style-name="P49" draw:layer="layout" svg:x1="21.1cm" svg:y1="3cm" svg:x2="21cm" svg:y2="12.5cm">
            <text:p/>
          </draw:line>
          <draw:line draw:style-name="gr163" draw:text-style-name="P49" draw:layer="layout" svg:x1="24cm" svg:y1="3cm" svg:x2="24cm" svg:y2="12.5cm">
            <text:p/>
          </draw:line>
        </draw:g>
      </draw:page>
      <draw:page draw:name="page19" draw:style-name="dp1" draw:master-page-name="Default">
        <office:forms form:automatic-focus="false" form:apply-design-mode="false"/>
        <draw:g>
          <draw:g>
            <draw:line draw:style-name="gr13" draw:text-style-name="P19" draw:layer="layout" svg:x1="1cm" svg:y1="12.5cm" svg:x2="27cm" svg:y2="12.5cm">
              <text:p/>
            </draw:line>
            <draw:frame draw:style-name="gr135" draw:text-style-name="P22" draw:layer="layout" svg:width="2.405cm" svg:height="1.345cm" svg:x="24.5cm" svg:y="12.374cm">
              <draw:text-box>
                <text:p text:style-name="P21">time</text:p>
              </draw:text-box>
            </draw:frame>
            <draw:frame draw:style-name="gr101" draw:text-style-name="P23" draw:layer="layout" svg:width="2cm" svg:height="3cm" svg:x="24.5cm" svg:y="9cm">
              <draw:text-box>
                <text:p text:style-name="P19"><text:span text:style-name="T1">...</text:span></text:p>
              </draw:text-box>
            </draw:frame>
            <draw:g>
              <draw:custom-shape draw:style-name="gr164" draw:text-style-name="P162" draw:layer="layout" svg:width="2.5cm" svg:height="2cm" svg:x="3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5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7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7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9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21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0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2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14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5" draw:text-style-name="P20" draw:layer="layout" svg:width="6.5cm" svg:height="1.5cm" svg:x="3.5cm" svg:y="8cm">
              <draw:text-box>
                <text:p text:style-name="P19"><text:span text:style-name="T7">Sprint n-1</text:span></text:p>
              </draw:text-box>
            </draw:frame>
            <draw:frame draw:style-name="gr105" draw:text-style-name="P20" draw:layer="layout" svg:width="6.5cm" svg:height="1.5cm" svg:x="17.5cm" svg:y="8cm">
              <draw:text-box>
                <text:p text:style-name="P19"><text:span text:style-name="T7">Sprint n+1</text:span></text:p>
              </draw:text-box>
            </draw:frame>
            <draw:frame draw:style-name="gr105" draw:text-style-name="P20" draw:layer="layout" svg:width="6.5cm" svg:height="1.5cm" svg:x="10.5cm" svg:y="8cm">
              <draw:text-box>
                <text:p text:style-name="P19"><text:span text:style-name="T7">Sprint n</text:span></text:p>
              </draw:text-box>
            </draw:fram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24cm" svg:y1="12cm" svg:x2="24cm" svg:y2="13cm">
              <text:p/>
            </draw:line>
            <draw:line draw:style-name="gr15" draw:text-style-name="P19" draw:layer="layout" svg:x1="17cm" svg:y1="12cm" svg:x2="17cm" svg:y2="13cm">
              <text:p/>
            </draw:line>
            <draw:line draw:style-name="gr15" draw:text-style-name="P19" draw:layer="layout" svg:x1="10cm" svg:y1="12cm" svg:x2="10cm" svg:y2="13cm">
              <text:p/>
            </draw:line>
            <draw:frame draw:style-name="gr101" draw:text-style-name="P23" draw:layer="layout" svg:width="2cm" svg:height="3cm" svg:x="1.5cm" svg:y="9cm">
              <draw:text-box>
                <text:p text:style-name="P19"><text:span text:style-name="T1">...</text:span></text:p>
              </draw:text-box>
            </draw:frame>
            <draw:frame draw:style-name="gr12" draw:text-style-name="P20" draw:layer="layout" svg:width="6.5cm" svg:height="1.5cm" svg:x="3.5cm" svg:y="12.5cm">
              <draw:text-box>
                <text:p text:style-name="P19"><text:span text:style-name="T7">1-4 weeks</text:span></text:p>
              </draw:text-box>
            </draw:frame>
            <draw:frame draw:style-name="gr12" draw:text-style-name="P20" draw:layer="layout" svg:width="6.5cm" svg:height="1.5cm" svg:x="17.5cm" svg:y="12.5cm">
              <draw:text-box>
                <text:p text:style-name="P19"><text:span text:style-name="T7">1-4 weeks</text:span></text:p>
              </draw:text-box>
            </draw:frame>
            <draw:frame draw:style-name="gr12" draw:text-style-name="P20" draw:layer="layout" svg:width="6.5cm" svg:height="1.5cm" svg:x="10.5cm" svg:y="12.5cm">
              <draw:text-box>
                <text:p text:style-name="P19"><text:span text:style-name="T7">1-4 weeks</text:span></text:p>
              </draw:text-box>
            </draw:frame>
          </draw:g>
          <draw:g>
            <draw:line draw:style-name="gr13" draw:text-style-name="P19" draw:layer="layout" svg:x1="1cm" svg:y1="5.5cm" svg:x2="27cm" svg:y2="5.5cm">
              <text:p/>
            </draw:line>
            <draw:frame draw:style-name="gr14" draw:text-style-name="P22" draw:layer="layout" svg:width="2.5cm" svg:height="1.5cm" svg:x="24.5cm" svg:y="5.5cm">
              <draw:text-box>
                <text:p text:style-name="P21">time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frame draw:style-name="gr167" draw:text-style-name="P20" draw:layer="layout" svg:width="7cm" svg:height="1.5cm" svg:x="3cm" svg:y="5.5cm">
              <draw:text-box>
                <text:p text:style-name="P19"><text:span text:style-name="T7">6-12 months</text:span></text:p>
              </draw:text-box>
            </draw:frame>
            <draw:frame draw:style-name="gr167" draw:text-style-name="P20" draw:layer="layout" svg:width="7cm" svg:height="1.5cm" svg:x="17cm" svg:y="5.5cm">
              <draw:text-box>
                <text:p text:style-name="P19"><text:span text:style-name="T7">6-12 months</text:span></text:p>
              </draw:text-box>
            </draw:frame>
            <draw:frame draw:style-name="gr167" draw:text-style-name="P20" draw:layer="layout" svg:width="7cm" svg:height="1.5cm" svg:x="10cm" svg:y="5.5cm">
              <draw:text-box>
                <text:p text:style-name="P19"><text:span text:style-name="T7">6-12 months</text:span></text:p>
              </draw:text-box>
            </draw:frame>
            <draw:custom-shape draw:style-name="gr168" draw:text-style-name="P165" draw:layer="layout" svg:width="7cm" svg:height="2.487cm" svg:x="3cm" svg:y="2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0cm" svg:y="2.013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7cm" svg:y="2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01" draw:text-style-name="P23" draw:layer="layout" svg:width="2cm" svg:height="3cm" svg:x="24.5cm" svg:y="2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line draw:style-name="gr15" draw:text-style-name="P19" draw:layer="layout" svg:x1="24cm" svg:y1="5cm" svg:x2="24cm" svg:y2="6cm">
              <text:p/>
            </draw:line>
            <draw:line draw:style-name="gr15" draw:text-style-name="P19" draw:layer="layout" svg:x1="17cm" svg:y1="5cm" svg:x2="17cm" svg:y2="6cm">
              <text:p/>
            </draw:line>
            <draw:line draw:style-name="gr15" draw:text-style-name="P19" draw:layer="layout" svg:x1="10cm" svg:y1="5cm" svg:x2="10cm" svg:y2="6cm">
              <text:p/>
            </draw:line>
          </draw:g>
          <draw:path draw:style-name="gr23" draw:text-style-name="P27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</draw:page>
      <draw:page draw:name="page20" draw:style-name="dp1" draw:master-page-name="Default">
        <office:forms form:automatic-focus="false" form:apply-design-mode="false"/>
        <draw:g>
          <draw:line draw:style-name="gr169" draw:text-style-name="P19" draw:layer="layout" svg:x1="7.001cm" svg:y1="4.501cm" svg:x2="16.001cm" svg:y2="4.501cm">
            <text:p/>
          </draw:line>
          <draw:line draw:style-name="gr67" draw:text-style-name="P19" draw:layer="layout" svg:x1="11.001cm" svg:y1="11.001cm" svg:x2="16.001cm" svg:y2="4.501cm">
            <text:p/>
          </draw:line>
          <draw:line draw:style-name="gr67" draw:text-style-name="P19" draw:layer="layout" svg:x1="14.501cm" svg:y1="11.001cm" svg:x2="16.001cm" svg:y2="4.501cm">
            <text:p/>
          </draw:line>
          <draw:line draw:style-name="gr67" draw:text-style-name="P19" draw:layer="layout" svg:x1="16.001cm" svg:y1="4.501cm" svg:x2="21.001cm" svg:y2="11.001cm">
            <text:p/>
          </draw:line>
          <draw:custom-shape draw:style-name="gr74" draw:text-style-name="P166" draw:layer="layout" svg:width="3cm" svg:height="3cm" svg:x="1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13.0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169" draw:layer="layout" svg:width="3cm" svg:height="3cm" svg:x="16.401cm" svg:y="9.501cm">
            <text:p text:style-name="P168"><text:span text:style-name="T41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70" draw:layer="layout" svg:width="3cm" svg:height="3cm" svg:x="14.501cm" svg:y="3.001cm">
            <text:p text:style-name="P85"><text:span text:style-name="T3">EM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3.0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</draw:g>
      </draw:page>
      <draw:page draw:name="page21" draw:style-name="dp1" draw:master-page-name="Default">
        <office:forms form:automatic-focus="false" form:apply-design-mode="false"/>
        <draw:g>
          <draw:custom-shape draw:style-name="gr174" draw:text-style-name="P173" draw:layer="layout" svg:width="7cm" svg:height="6cm" svg:x="5.48cm" svg:y="3cm">
            <text:p text:style-name="P172"><text:span text:style-name="T42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75" draw:text-style-name="P41" draw:layer="layout" svg:width="5cm" svg:height="6cm" svg:x="1cm" svg:y="3cm">
            <draw:text-box>
              <text:p text:style-name="P19"><text:span text:style-name="T13">...</text:span></text:p>
            </draw:text-box>
          </draw:frame>
          <draw:frame draw:style-name="gr175" draw:text-style-name="P41" draw:layer="layout" svg:width="5cm" svg:height="6cm" svg:x="22cm" svg:y="3cm">
            <draw:text-box>
              <text:p text:style-name="P19"><text:span text:style-name="T13">...</text:span></text:p>
            </draw:text-box>
          </draw:frame>
          <draw:line draw:style-name="gr13" draw:text-style-name="P19" draw:layer="layout" svg:x1="1cm" svg:y1="9.5cm" svg:x2="27cm" svg:y2="9.5cm">
            <text:p/>
          </draw:line>
          <draw:frame draw:style-name="gr176" draw:text-style-name="P20" draw:layer="layout" svg:width="2.476cm" svg:height="1.481cm" svg:x="24.524cm" svg:y="9.519cm">
            <draw:text-box>
              <text:p text:style-name="P19"><text:span text:style-name="T7">time</text:span></text:p>
            </draw:text-box>
          </draw:frame>
          <draw:custom-shape draw:style-name="gr177" draw:text-style-name="P174" draw:layer="layout" svg:width="7cm" svg:height="6cm" svg:x="15.5cm" svg:y="3cm">
            <text:p text:style-name="P172"><text:span text:style-name="T42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78" draw:text-style-name="P175" draw:layer="layout" svg:width="7cm" svg:height="6cm" svg:x="10.5cm" svg:y="3cm">
            <text:p text:style-name="P172"><text:span text:style-name="T42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79" draw:text-style-name="P19" draw:layer="layout" svg:x1="5cm" svg:y1="9cm" svg:x2="5cm" svg:y2="10cm">
            <text:p/>
          </draw:line>
          <draw:line draw:style-name="gr179" draw:text-style-name="P19" draw:layer="layout" svg:x1="23cm" svg:y1="9cm" svg:x2="23cm" svg:y2="10cm">
            <text:p/>
          </draw:lin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80" draw:text-style-name="P176" xml:id="id20" draw:id="id20" draw:layer="layout" svg:width="4cm" svg:height="1.5cm" svg:x="18cm" svg:y="3.5cm">
            <text:p text:style-name="P176"><text:span text:style-name="T43">Backlog Item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draw:layer="layout" svg:width="4cm" svg:height="1.5cm" svg:x="6cm" svg:y="3.5cm">
            <text:p text:style-name="P177"><text:span text:style-name="T44">Theme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19" draw:id="id19" draw:layer="layout" svg:width="4cm" svg:height="1.5cm" svg:x="6cm" svg:y="7cm">
            <text:p text:style-name="P177"><text:span text:style-name="T44">Feature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4" draw:id="id24" draw:layer="layout" svg:width="4cm" svg:height="1.5cm" svg:x="9cm" svg:y="10.5cm">
            <text:p text:style-name="P177"><text:span text:style-name="T44">User Story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3" draw:id="id23" draw:layer="layout" svg:width="4cm" svg:height="1.5cm" svg:x="3cm" svg:y="10.5cm">
            <text:p text:style-name="P177"><text:span text:style-name="T44">Epic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2" draw:id="id22" draw:layer="layout" svg:width="4cm" svg:height="1.5cm" svg:x="21cm" svg:y="7cm">
            <text:p text:style-name="P177"><text:span text:style-name="T44">Refactoring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1" draw:id="id21" draw:layer="layout" svg:width="4cm" svg:height="1.5cm" svg:x="15cm" svg:y="7cm">
            <text:p text:style-name="P177"><text:span text:style-name="T44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svg:x1="8cm" svg:y1="7cm" svg:x2="20cm" svg:y2="5cm" draw:start-shape="id19" draw:start-glue-point="0" draw:end-shape="id20" draw:end-glue-point="2" svg:d="M8000 7000v-1000h12000v-1000" svg:viewBox="0 0 12001 2001">
            <text:p/>
          </draw:connector>
          <draw:connector draw:style-name="standard" draw:layer="layout" svg:x1="17cm" svg:y1="7cm" svg:x2="20cm" svg:y2="5cm" draw:start-shape="id21" draw:start-glue-point="0" draw:end-shape="id20" svg:d="M17000 7000v-1000h3000v-1000" svg:viewBox="0 0 3001 2001">
            <text:p/>
          </draw:connector>
          <draw:connector draw:style-name="standard" draw:layer="layout" svg:x1="23cm" svg:y1="7cm" svg:x2="20cm" svg:y2="5cm" draw:start-shape="id22" draw:start-glue-point="0" draw:end-shape="id20" svg:d="M23000 7000v-1000h-3000v-1000" svg:viewBox="0 0 3001 2001">
            <text:p/>
          </draw:connector>
          <draw:custom-shape draw:style-name="gr181" draw:text-style-name="P178" draw:layer="layout" svg:width="0.8cm" svg:height="0.6cm" svg:x="19.6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svg:x1="5cm" svg:y1="10.5cm" svg:x2="8cm" svg:y2="8.5cm" draw:start-shape="id23" draw:start-glue-point="0" draw:end-shape="id19" svg:d="M5000 10500v-1000h3000v-1000" svg:viewBox="0 0 3001 2001">
            <text:p/>
          </draw:connector>
          <draw:connector draw:style-name="standard" draw:layer="layout" svg:x1="11cm" svg:y1="10.5cm" svg:x2="8cm" svg:y2="8.5cm" draw:start-shape="id24" draw:start-glue-point="0" draw:end-shape="id19" svg:d="M11000 10500v-1000h-3000v-1000" svg:viewBox="0 0 3001 2001">
            <text:p/>
          </draw:connector>
          <draw:custom-shape draw:style-name="gr181" draw:text-style-name="P178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2" draw:text-style-name="P178" xml:id="id25" draw:id="id25" draw:layer="layout" svg:width="1cm" svg:height="0.375cm" svg:x="10cm" svg:y="4.0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251cm" svg:x2="18cm" svg:y2="4.25cm" draw:start-shape="id25" draw:start-glue-point="7" draw:end-shape="id20" draw:end-glue-point="3" svg:d="M11000 4251h3501v-1h3499" svg:viewBox="0 0 7001 2">
            <text:p/>
          </draw:connector>
          <draw:custom-shape draw:style-name="gr183" draw:text-style-name="P179" xml:id="id26" draw:id="id26" draw:layer="layout" svg:width="1cm" svg:height="0.375cm" svg:x="7cm" svg:y="11.0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1.25cm" svg:x2="9cm" svg:y2="11.25cm" draw:start-shape="id26" draw:start-glue-point="7" draw:end-shape="id24" draw:end-glue-point="3" svg:d="M8000 11250h1000" svg:viewBox="0 0 1001 1">
            <text:p/>
          </draw:connector>
        </draw:g>
      </draw:page>
      <draw:page draw:name="page24" draw:style-name="dp1" draw:master-page-name="Default">
        <office:forms form:automatic-focus="false" form:apply-design-mode="false"/>
        <draw:g>
          <draw:line draw:style-name="gr184" draw:text-style-name="P49" draw:layer="layout" svg:x1="8.001cm" svg:y1="5.251cm" svg:x2="14.501cm" svg:y2="9.751cm">
            <text:p/>
          </draw:line>
          <draw:line draw:style-name="gr184" draw:text-style-name="P49" draw:layer="layout" svg:x1="2.501cm" svg:y1="7.501cm" svg:x2="8.001cm" svg:y2="5.251cm">
            <text:p/>
          </draw:line>
          <draw:line draw:style-name="gr184" draw:text-style-name="P49" draw:layer="layout" svg:x1="25.501cm" svg:y1="7.501cm" svg:x2="2.501cm" svg:y2="7.501cm">
            <text:p/>
          </draw:line>
          <draw:line draw:style-name="gr184" draw:text-style-name="P49" draw:layer="layout" svg:x1="8.001cm" svg:y1="9.751cm" svg:x2="2.501cm" svg:y2="7.501cm">
            <text:p/>
          </draw:line>
          <draw:line draw:style-name="gr184" draw:text-style-name="P49" draw:layer="layout" svg:x1="14.501cm" svg:y1="5.251cm" svg:x2="8.001cm" svg:y2="9.751cm">
            <text:p/>
          </draw:line>
          <draw:line draw:style-name="gr184" draw:text-style-name="P49" draw:layer="layout" svg:x1="20.001cm" svg:y1="7.501cm" svg:x2="14.501cm" svg:y2="5.251cm">
            <text:p/>
          </draw:line>
          <draw:line draw:style-name="gr184" draw:text-style-name="P49" draw:layer="layout" svg:x1="14.501cm" svg:y1="9.751cm" svg:x2="20.001cm" svg:y2="7.501cm">
            <text:p/>
          </draw:line>
          <draw:custom-shape draw:style-name="gr185" draw:text-style-name="P181" draw:layer="layout" svg:width="4cm" svg:height="1.5cm" svg:x="0.501cm" svg:y="6.751cm">
            <text:p text:style-name="P180">&lt;system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9.001cm">
            <text:p text:style-name="P180">“c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6.751cm">
            <text:p text:style-name="P180">“sh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4.501cm">
            <text:p text:style-name="P180">“must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3" draw:layer="layout" svg:width="4cm" svg:height="1.5cm" svg:x="12.501cm" svg:y="6.751cm">
            <text:p text:style-name="P182"><text:span text:style-name="T45">“</text:span><text:span text:style-name="T45">allow for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3" draw:layer="layout" svg:width="4cm" svg:height="1.5cm" svg:x="12.501cm" svg:y="4.501cm">
            <text:p text:style-name="P182"><text:span text:style-name="T45">“</text:span><text:span text:style-name="T45">be able to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12.501cm" svg:y="9.001cm">
            <text:p text:style-name="P180">“...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18.001cm" svg:y="6.751cm">
            <text:p text:style-name="P180">&lt;activity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23.501cm" svg:y="6.751cm">
            <text:p text:style-name="P180">&lt;object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5" draw:style-name="dp1" draw:master-page-name="Default">
        <office:forms form:automatic-focus="false" form:apply-design-mode="false"/>
        <draw:g>
          <draw:frame draw:style-name="gr186" draw:text-style-name="P184" draw:layer="layout" svg:width="3cm" svg:height="1.5cm" svg:x="24cm" svg:y="6.5cm">
            <draw:text-box>
              <text:p><text:span text:style-name="T46">value</text:span></text:p>
            </draw:text-box>
          </draw:frame>
          <draw:custom-shape draw:style-name="gr187" draw:text-style-name="P186" draw:layer="layout" svg:width="8cm" svg:height="3.5cm" svg:x="14cm" svg:y="8cm">
            <text:p text:style-name="P185"><text:span text:style-name="T3">realize</text:span></text:p>
            <text:p text:style-name="P185"><text:span text:style-name="T3">second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187" draw:layer="layout" svg:width="8cm" svg:height="3.5cm" svg:x="14cm" svg:y="4.5cm">
            <text:p text:style-name="P185"><text:span text:style-name="T3">realize</text:span></text:p>
            <text:p text:style-name="P185"><text:span text:style-name="T3">firs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89" draw:layer="layout" svg:width="8cm" svg:height="3.5cm" svg:x="6cm" svg:y="4.5cm">
            <text:p text:style-name="P188"><text:span text:style-name="T3">realize</text:span></text:p>
            <text:p text:style-name="P188"><text:span text:style-name="T3">never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190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191" draw:text-style-name="P191" draw:layer="layout" svg:width="3.5cm" svg:height="3.5cm" svg:x="18.5cm" svg:y="8cm">
            <draw:text-box>
              <text:p><text:span text:style-name="T47">2</text:span></text:p>
            </draw:text-box>
          </draw:frame>
          <draw:frame draw:style-name="gr191" draw:text-style-name="P192" draw:layer="layout" svg:width="3.5cm" svg:height="3.5cm" svg:x="6cm" svg:y="8cm">
            <draw:text-box>
              <text:p><text:span text:style-name="T48">3</text:span></text:p>
            </draw:text-box>
          </draw:frame>
          <draw:frame draw:style-name="gr191" draw:text-style-name="P192" draw:layer="layout" svg:width="3.5cm" svg:height="3.5cm" svg:x="6cm" svg:y="4.5cm">
            <draw:text-box>
              <text:p><text:span text:style-name="T48">x</text:span></text:p>
            </draw:text-box>
          </draw:frame>
          <draw:custom-shape draw:style-name="gr192" draw:text-style-name="P193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191" draw:text-style-name="P194" draw:layer="layout" svg:width="3.5cm" svg:height="3.5cm" svg:x="18.5cm" svg:y="4.5cm">
            <draw:text-box>
              <text:p><text:span text:style-name="T49">1</text:span></text:p>
            </draw:text-box>
          </draw:frame>
          <draw:line draw:style-name="gr193" draw:text-style-name="P19" draw:layer="layout" svg:x1="14cm" svg:y1="14cm" svg:x2="14cm" svg:y2="2.5cm">
            <text:p/>
          </draw:line>
          <draw:custom-shape draw:style-name="gr194" draw:text-style-name="P196" draw:layer="layout" svg:width="5cm" svg:height="3.375cm" svg:x="9cm" svg:y="8.125cm">
            <text:p text:style-name="P195"><text:span text:style-name="T3">realize</text:span></text:p>
            <text:p text:style-name="P195"><text:span text:style-name="T3">last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19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196" draw:text-style-name="P19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197" draw:text-style-name="P199" draw:layer="layout" svg:width="2cm" svg:height="1.5cm" draw:transform="rotate (1.5707963267949) translate (12.5cm 4.5cm)">
            <draw:text-box>
              <text:p><text:span text:style-name="T50">risk</text:span></text:p>
            </draw:text-box>
          </draw:frame>
          <draw:line draw:style-name="gr193" draw:text-style-name="P19" draw:layer="layout" svg:x1="1cm" svg:y1="8cm" svg:x2="27cm" svg:y2="8cm">
            <text:p/>
          </draw:line>
          <draw:frame draw:style-name="gr197" draw:text-style-name="P199" draw:layer="layout" svg:width="2cm" svg:height="1.5cm" draw:transform="rotate (1.5707963267949) translate (14cm 4.5cm)">
            <draw:text-box>
              <text:p><text:span text:style-name="T50">high</text:span></text:p>
            </draw:text-box>
          </draw:frame>
          <draw:frame draw:style-name="gr198" draw:text-style-name="P199" draw:layer="layout" svg:width="2cm" svg:height="1.5cm" draw:transform="rotate (1.5707963267949) translate (12.5cm 14cm)">
            <draw:text-box>
              <text:p><text:span text:style-name="T50">risk</text:span></text:p>
            </draw:text-box>
          </draw:frame>
          <draw:frame draw:style-name="gr198" draw:text-style-name="P199" draw:layer="layout" svg:width="2cm" svg:height="1.5cm" draw:transform="rotate (1.5707963267949) translate (14cm 14cm)">
            <draw:text-box>
              <text:p><text:span text:style-name="T50">low</text:span></text:p>
            </draw:text-box>
          </draw:frame>
          <draw:frame draw:style-name="gr186" draw:text-style-name="P184" draw:layer="layout" svg:width="3cm" svg:height="1.5cm" svg:x="24cm" svg:y="8cm">
            <draw:text-box>
              <text:p><text:span text:style-name="T46">high</text:span></text:p>
            </draw:text-box>
          </draw:frame>
          <draw:frame draw:style-name="gr199" draw:text-style-name="P184" draw:layer="layout" svg:width="3cm" svg:height="1.5cm" svg:x="1cm" svg:y="6.5cm">
            <draw:text-box>
              <text:p><text:span text:style-name="T46">value</text:span></text:p>
            </draw:text-box>
          </draw:frame>
          <draw:frame draw:style-name="gr199" draw:text-style-name="P184" draw:layer="layout" svg:width="3cm" svg:height="1.5cm" svg:x="1cm" svg:y="8cm">
            <draw:text-box>
              <text:p><text:span text:style-name="T46">low</text:span></text:p>
            </draw:text-box>
          </draw:frame>
        </draw:g>
      </draw:page>
      <draw:page draw:name="page26" draw:style-name="dp1" draw:master-page-name="Default">
        <office:forms form:automatic-focus="false" form:apply-design-mode="false"/>
        <draw:g>
          <draw:path draw:style-name="gr200" draw:layer="layout" svg:width="18.999cm" svg:height="4.5cm" svg:x="3cm" svg:y="3cm" svg:viewBox="0 0 19000 4501" svg:d="M0 4501c6500-409 12500-1228 19000-4501">
            <text:p/>
          </draw:path>
          <draw:line draw:style-name="gr193" draw:text-style-name="P19" draw:layer="layout" svg:x1="14cm" svg:y1="13.5cm" svg:x2="14cm" svg:y2="2.5cm">
            <text:p/>
          </draw:line>
          <draw:frame draw:style-name="gr197" draw:text-style-name="P200" draw:layer="layout" svg:width="2cm" svg:height="1.5cm" draw:transform="rotate (1.5707963267949) translate (14cm 4.5cm)">
            <draw:text-box>
              <text:p text:style-name="P21"><text:span text:style-name="T50">high</text:span></text:p>
            </draw:text-box>
          </draw:frame>
          <draw:frame draw:style-name="gr197" draw:text-style-name="P200" draw:layer="layout" svg:width="4cm" svg:height="3cm" draw:transform="rotate (1.5707963267949) translate (11cm 6.5cm)">
            <draw:text-box>
              <text:p text:style-name="P21"><text:span text:style-name="T50">customer satis-faction</text:span></text:p>
            </draw:text-box>
          </draw:frame>
          <draw:frame draw:style-name="gr198" draw:text-style-name="P199" draw:layer="layout" svg:width="2cm" svg:height="1.5cm" draw:transform="rotate (1.5707963267949) translate (14cm 13.5cm)">
            <draw:text-box>
              <text:p><text:span text:style-name="T50">low</text:span></text:p>
            </draw:text-box>
          </draw:frame>
          <draw:frame draw:style-name="gr186" draw:text-style-name="P201" draw:layer="layout" svg:width="3cm" svg:height="1.5cm" svg:x="24cm" svg:y="8cm">
            <draw:text-box>
              <text:p text:style-name="P21"><text:span text:style-name="T46">fully</text:span></text:p>
            </draw:text-box>
          </draw:frame>
          <draw:frame draw:style-name="gr201" draw:text-style-name="P202" draw:layer="layout" svg:width="6cm" svg:height="2cm" svg:x="21cm" svg:y="6cm">
            <draw:text-box>
              <text:p text:style-name="P21"><text:span text:style-name="T46">degree of feature</text:span><text:span text:style-name="T46"><text:line-break/></text:span><text:span text:style-name="T46">implementation</text:span></text:p>
            </draw:text-box>
          </draw:frame>
          <draw:line draw:style-name="gr202" draw:text-style-name="P19" draw:layer="layout" svg:x1="1cm" svg:y1="8cm" svg:x2="27cm" svg:y2="8cm">
            <text:p/>
          </draw:line>
          <draw:frame draw:style-name="gr199" draw:text-style-name="P203" draw:layer="layout" svg:width="4.5cm" svg:height="1.15cm" svg:x="1cm" svg:y="8.25cm">
            <draw:text-box>
              <text:p text:style-name="P9"><text:span text:style-name="T46">not at all</text:span></text:p>
            </draw:text-box>
          </draw:frame>
          <draw:line draw:style-name="gr203" draw:layer="layout" svg:x1="3cm" svg:y1="13cm" svg:x2="25cm" svg:y2="3cm">
            <text:p/>
          </draw:line>
          <draw:path draw:style-name="gr204" draw:layer="layout" svg:width="18.999cm" svg:height="4cm" svg:x="6cm" svg:y="9cm" svg:viewBox="0 0 19000 4001" svg:d="M0 4001c6500-2546 11000-3637 19000-4001">
            <text:p/>
          </draw:path>
          <draw:frame draw:style-name="gr199" draw:text-style-name="P203" draw:layer="layout" svg:width="5cm" svg:height="2cm" svg:x="3cm" svg:y="5cm">
            <draw:text-box>
              <text:p text:style-name="P9"><text:span text:style-name="T46">exciters and</text:span></text:p>
              <text:p text:style-name="P9"><text:span text:style-name="T46">delighters</text:span></text:p>
            </draw:text-box>
          </draw:frame>
          <draw:frame draw:style-name="gr199" draw:text-style-name="P203" draw:layer="layout" svg:width="4cm" svg:height="1.5cm" svg:x="21cm" svg:y="9.5cm">
            <draw:text-box>
              <text:p text:style-name="P9"><text:span text:style-name="T46">must-have</text:span></text:p>
            </draw:text-box>
          </draw:frame>
          <draw:frame draw:style-name="gr199" draw:text-style-name="P203" draw:layer="layout" svg:width="4.376cm" svg:height="1.185cm" draw:transform="rotate (0.436332312998582) translate (2.507cm 11.905cm)">
            <draw:text-box>
              <text:p text:style-name="P9"><text:span text:style-name="T46">linear</text:span></text:p>
            </draw:text-box>
          </draw:frame>
        </draw:g>
      </draw:page>
      <draw:page draw:name="page27" draw:style-name="dp1" draw:master-page-name="Default">
        <office:forms form:automatic-focus="false" form:apply-design-mode="false"/>
        <draw:g>
          <draw:g>
            <draw:frame draw:style-name="gr205" draw:text-style-name="P22" draw:layer="layout" svg:width="2.5cm" svg:height="1.5cm" svg:x="24.5cm" svg:y="13.5cm">
              <draw:text-box>
                <text:p text:style-name="P21">time</text:p>
              </draw:text-box>
            </draw:frame>
            <draw:frame draw:style-name="gr206" draw:text-style-name="P23" draw:layer="layout" svg:width="2.5cm" svg:height="2.5cm" svg:x="24.5cm" svg:y="11cm">
              <draw:text-box>
                <text:p text:style-name="P19"><text:span text:style-name="T1">...</text:span></text:p>
              </draw:text-box>
            </draw:frame>
            <draw:g>
              <draw:custom-shape draw:style-name="gr164" draw:text-style-name="P162" draw:layer="layout" svg:width="2.5cm" svg:height="2cm" svg:x="3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5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7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7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9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21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0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2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14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5" draw:text-style-name="P20" draw:layer="layout" svg:width="6.5cm" svg:height="1.5cm" svg:x="3.5cm" svg:y="10cm">
              <draw:text-box>
                <text:p text:style-name="P19"><text:span text:style-name="T7">Sprint n-1</text:span></text:p>
              </draw:text-box>
            </draw:frame>
            <draw:frame draw:style-name="gr105" draw:text-style-name="P20" draw:layer="layout" svg:width="6.5cm" svg:height="1.5cm" svg:x="17.5cm" svg:y="10cm">
              <draw:text-box>
                <text:p text:style-name="P19"><text:span text:style-name="T7">Sprint n+1</text:span></text:p>
              </draw:text-box>
            </draw:frame>
            <draw:frame draw:style-name="gr105" draw:text-style-name="P20" draw:layer="layout" svg:width="6.5cm" svg:height="1.5cm" svg:x="10.5cm" svg:y="10cm">
              <draw:text-box>
                <text:p text:style-name="P19"><text:span text:style-name="T7">Sprint n</text:span></text:p>
              </draw:text-box>
            </draw:frame>
            <draw:line draw:style-name="gr15" draw:text-style-name="P19" draw:layer="layout" svg:x1="3cm" svg:y1="13cm" svg:x2="3cm" svg:y2="14cm">
              <text:p/>
            </draw:line>
            <draw:line draw:style-name="gr15" draw:text-style-name="P19" draw:layer="layout" svg:x1="3cm" svg:y1="13cm" svg:x2="3cm" svg:y2="14cm">
              <text:p/>
            </draw:line>
            <draw:line draw:style-name="gr15" draw:text-style-name="P19" draw:layer="layout" svg:x1="24cm" svg:y1="13cm" svg:x2="24cm" svg:y2="14cm">
              <text:p/>
            </draw:line>
            <draw:line draw:style-name="gr15" draw:text-style-name="P19" draw:layer="layout" svg:x1="17cm" svg:y1="13cm" svg:x2="17cm" svg:y2="14cm">
              <text:p/>
            </draw:line>
            <draw:line draw:style-name="gr15" draw:text-style-name="P19" draw:layer="layout" svg:x1="10cm" svg:y1="13cm" svg:x2="10cm" svg:y2="14cm">
              <text:p/>
            </draw:line>
            <draw:frame draw:style-name="gr207" draw:text-style-name="P23" draw:layer="layout" svg:width="2.5cm" svg:height="2.5cm" svg:x="1cm" svg:y="11cm">
              <draw:text-box>
                <text:p text:style-name="P19"><text:span text:style-name="T1">...</text:span></text:p>
              </draw:text-box>
            </draw:frame>
            <draw:frame draw:style-name="gr17" draw:text-style-name="P20" draw:layer="layout" svg:width="7cm" svg:height="1.5cm" svg:x="3cm" svg:y="13.5cm">
              <draw:text-box>
                <text:p text:style-name="P19"><text:span text:style-name="T7">1-4 weeks</text:span></text:p>
              </draw:text-box>
            </draw:frame>
            <draw:frame draw:style-name="gr208" draw:text-style-name="P20" draw:layer="layout" svg:width="7cm" svg:height="1.5cm" svg:x="17cm" svg:y="13.5cm">
              <draw:text-box>
                <text:p text:style-name="P19"><text:span text:style-name="T7">1-4 weeks</text:span></text:p>
              </draw:text-box>
            </draw:frame>
            <draw:frame draw:style-name="gr208" draw:text-style-name="P20" draw:layer="layout" svg:width="7cm" svg:height="1.5cm" svg:x="10cm" svg:y="13.5cm">
              <draw:text-box>
                <text:p text:style-name="P19"><text:span text:style-name="T7">1-4 weeks</text:span></text:p>
              </draw:text-box>
            </draw:frame>
            <draw:line draw:style-name="gr13" draw:text-style-name="P19" draw:layer="layout" svg:x1="1cm" svg:y1="13.5cm" svg:x2="27cm" svg:y2="13.5cm">
              <text:p/>
            </draw:line>
          </draw:g>
          <draw:g>
            <draw:frame draw:style-name="gr14" draw:text-style-name="P22" draw:layer="layout" svg:width="2.5cm" svg:height="1.5cm" svg:x="24.5cm" svg:y="8.5cm">
              <draw:text-box>
                <text:p text:style-name="P21">time</text:p>
              </draw:text-box>
            </draw:frame>
            <draw:line draw:style-name="gr15" draw:text-style-name="P19" draw:layer="layout" svg:x1="3cm" svg:y1="8cm" svg:x2="3cm" svg:y2="9cm">
              <text:p/>
            </draw:line>
            <draw:frame draw:style-name="gr209" draw:text-style-name="P20" draw:layer="layout" svg:width="7cm" svg:height="1.5cm" svg:x="3cm" svg:y="8.5cm">
              <draw:text-box>
                <text:p text:style-name="P19"><text:span text:style-name="T7">6-12 months</text:span></text:p>
              </draw:text-box>
            </draw:frame>
            <draw:frame draw:style-name="gr209" draw:text-style-name="P20" draw:layer="layout" svg:width="7cm" svg:height="1.5cm" svg:x="17cm" svg:y="8.5cm">
              <draw:text-box>
                <text:p text:style-name="P19"><text:span text:style-name="T7">6-12 months</text:span></text:p>
              </draw:text-box>
            </draw:frame>
            <draw:frame draw:style-name="gr209" draw:text-style-name="P20" draw:layer="layout" svg:width="7cm" svg:height="1.5cm" svg:x="10cm" svg:y="8.5cm">
              <draw:text-box>
                <text:p text:style-name="P19"><text:span text:style-name="T7">6-12 months</text:span></text:p>
              </draw:text-box>
            </draw:frame>
            <draw:custom-shape draw:style-name="gr210" draw:text-style-name="P165" draw:layer="layout" svg:width="7cm" svg:height="2.5cm" svg:x="3cm" svg:y="6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165" draw:layer="layout" svg:width="7cm" svg:height="2.5cm" svg:x="10cm" svg:y="6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165" draw:layer="layout" svg:width="7cm" svg:height="2.5cm" svg:x="17cm" svg:y="6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1" draw:text-style-name="P23" draw:layer="layout" svg:width="2.5cm" svg:height="2.5cm" svg:x="24.5cm" svg:y="6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8cm" svg:x2="3cm" svg:y2="9cm">
              <text:p/>
            </draw:line>
            <draw:line draw:style-name="gr15" draw:text-style-name="P19" draw:layer="layout" svg:x1="24cm" svg:y1="8cm" svg:x2="24cm" svg:y2="9cm">
              <text:p/>
            </draw:line>
            <draw:line draw:style-name="gr15" draw:text-style-name="P19" draw:layer="layout" svg:x1="17cm" svg:y1="8cm" svg:x2="17cm" svg:y2="9cm">
              <text:p/>
            </draw:line>
            <draw:line draw:style-name="gr15" draw:text-style-name="P19" draw:layer="layout" svg:x1="10cm" svg:y1="8cm" svg:x2="10cm" svg:y2="9cm">
              <text:p/>
            </draw:line>
            <draw:line draw:style-name="gr13" draw:text-style-name="P19" draw:layer="layout" svg:x1="1cm" svg:y1="8.5cm" svg:x2="27cm" svg:y2="8.5cm">
              <text:p/>
            </draw:line>
            <draw:frame draw:style-name="gr212" draw:text-style-name="P204" draw:layer="layout" svg:width="2.5cm" svg:height="2.5cm" svg:x="1cm" svg:y="6cm">
              <draw:text-box>
                <text:p text:style-name="P9"><text:span text:style-name="T1">...</text:span></text:p>
              </draw:text-box>
            </draw:frame>
          </draw:g>
          <draw:g>
            <draw:line draw:style-name="gr13" draw:text-style-name="P19" draw:layer="layout" svg:x1="1cm" svg:y1="3.5cm" svg:x2="27cm" svg:y2="3.5cm">
              <text:p/>
            </draw:line>
            <draw:frame draw:style-name="gr135" draw:text-style-name="P22" draw:layer="layout" svg:width="2.5cm" svg:height="1.345cm" svg:x="24.475cm" svg:y="3.351cm">
              <draw:text-box>
                <text:p text:style-name="P21">time</text:p>
              </draw:text-box>
            </draw:frame>
            <draw:line draw:style-name="gr15" draw:text-style-name="P19" draw:layer="layout" svg:x1="2.975cm" svg:y1="3.026cm" svg:x2="2.975cm" svg:y2="4.026cm">
              <text:p/>
            </draw:line>
            <draw:frame draw:style-name="gr213" draw:text-style-name="P205" draw:layer="layout" svg:width="7cm" svg:height="1.5cm" svg:x="3cm" svg:y="3.5cm">
              <draw:text-box>
                <text:p text:style-name="P21"><text:span text:style-name="T51">2014-04-01</text:span></text:p>
              </draw:text-box>
            </draw:frame>
            <draw:frame draw:style-name="gr213" draw:text-style-name="P206" draw:layer="layout" svg:width="7cm" svg:height="1.5cm" svg:x="17cm" svg:y="3.5cm">
              <draw:text-box>
                <text:p text:style-name="P19"><text:span text:style-name="T51">2015-04-01</text:span></text:p>
              </draw:text-box>
            </draw:frame>
            <draw:frame draw:style-name="gr213" draw:text-style-name="P206" draw:layer="layout" svg:width="7cm" svg:height="1.5cm" svg:x="10cm" svg:y="3.5cm">
              <draw:text-box>
                <text:p text:style-name="P19"><text:span text:style-name="T51">2014-10-01</text:span></text:p>
              </draw:text-box>
            </draw:frame>
            <draw:frame draw:style-name="gr214" draw:text-style-name="P23" draw:layer="layout" svg:width="2.5cm" svg:height="2.5cm" svg:x="24.5cm" svg:y="1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3cm" svg:x2="3cm" svg:y2="4cm">
              <text:p/>
            </draw:line>
            <draw:line draw:style-name="gr15" draw:text-style-name="P19" draw:layer="layout" svg:x1="23.975cm" svg:y1="3.026cm" svg:x2="23.975cm" svg:y2="4.026cm">
              <text:p/>
            </draw:line>
            <draw:line draw:style-name="gr15" draw:text-style-name="P19" draw:layer="layout" svg:x1="17cm" svg:y1="3cm" svg:x2="17cm" svg:y2="4cm">
              <text:p/>
            </draw:line>
            <draw:line draw:style-name="gr15" draw:text-style-name="P19" draw:layer="layout" svg:x1="10cm" svg:y1="3cm" svg:x2="10cm" svg:y2="4cm">
              <text:p/>
            </draw:line>
            <draw:frame draw:style-name="gr215" draw:text-style-name="P205" draw:layer="layout" svg:width="7cm" svg:height="1.5cm" svg:x="3cm" svg:y="2cm">
              <draw:text-box>
                <text:p text:style-name="P21"><text:span text:style-name="T51">Release 1.3</text:span></text:p>
                <text:p text:style-name="P21"><text:span text:style-name="T51">New functionality</text:span></text:p>
              </draw:text-box>
            </draw:frame>
            <draw:frame draw:style-name="gr215" draw:text-style-name="P205" draw:layer="layout" svg:width="7cm" svg:height="1.5cm" svg:x="17cm" svg:y="2cm">
              <draw:text-box>
                <text:p text:style-name="P21"><text:span text:style-name="T51">Release 2.1</text:span></text:p>
                <text:p text:style-name="P21"><text:span text:style-name="T51">Major bug fixes</text:span></text:p>
              </draw:text-box>
            </draw:frame>
            <draw:frame draw:style-name="gr215" draw:text-style-name="P205" draw:layer="layout" svg:width="7cm" svg:height="1.5cm" svg:x="10cm" svg:y="2cm">
              <draw:text-box>
                <text:p text:style-name="P21"><text:span text:style-name="T51">Release 2.0</text:span></text:p>
                <text:p text:style-name="P21"><text:span text:style-name="T51">New architecture</text:span></text:p>
              </draw:text-box>
            </draw:frame>
            <draw:frame draw:style-name="gr212" draw:text-style-name="P204" draw:layer="layout" svg:width="2.5cm" svg:height="2.5cm" svg:x="1cm" svg:y="1cm">
              <draw:text-box>
                <text:p text:style-name="P9"><text:span text:style-name="T1">...</text:span></text:p>
              </draw:text-box>
            </draw:frame>
          </draw:g>
          <draw:path draw:style-name="gr23" draw:text-style-name="P27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16" draw:text-style-name="P20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6" draw:text-style-name="P20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6" draw:text-style-name="P20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28" draw:style-name="dp1" draw:master-page-name="Default">
        <office:forms form:automatic-focus="false" form:apply-design-mode="false"/>
        <draw:g>
          <draw:line draw:style-name="gr13" draw:text-style-name="P19" draw:layer="layout" svg:x1="1cm" svg:y1="12cm" svg:x2="27cm" svg:y2="12cm">
            <text:p/>
          </draw:line>
          <draw:frame draw:style-name="gr14" draw:text-style-name="P208" draw:layer="layout" svg:width="2.5cm" svg:height="1.5cm" svg:x="24.5cm" svg:y="12cm">
            <draw:text-box>
              <text:p text:style-name="P21"><text:span text:style-name="T52">time</text:span></text:p>
            </draw:text-box>
          </draw:frame>
          <draw:frame draw:style-name="gr217" draw:text-style-name="P23" draw:layer="layout" svg:width="2.5cm" svg:height="2.5cm" svg:x="24.5cm" svg:y="9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0" draw:layer="layout" svg:width="3cm" svg:height="2.5cm" svg:x="3.475cm" svg:y="9.001cm">
              <text:p text:style-name="P209"><text:span text:style-name="T5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11" draw:layer="layout" svg:width="2.986cm" svg:height="2.5cm" svg:x="5.489cm" svg:y="9.001cm">
              <text:p text:style-name="P209"><text:span text:style-name="T5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0" draw:text-style-name="P212" draw:layer="layout" svg:width="2.5cm" svg:height="2.5cm" svg:x="7.475cm" svg:y="9.001cm">
              <text:p text:style-name="P209"><text:span text:style-name="T54"><text:s/></text:span><text:span text:style-name="T5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1" draw:text-style-name="P213" draw:layer="layout" svg:width="2.5cm" svg:height="2.5cm" svg:x="1cm" svg:y="9cm">
            <draw:text-box>
              <text:p text:style-name="P19"><text:span text:style-name="T53">...</text:span></text:p>
            </draw:text-box>
          </draw:frame>
          <draw:g>
            <draw:g>
              <draw:custom-shape draw:style-name="gr222" draw:text-style-name="P214" draw:layer="layout" svg:width="1.5cm" svg:height="2.5cm" svg:x="12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3" draw:text-style-name="P215" draw:layer="layout" svg:width="1.986cm" svg:height="2.5cm" svg:x="13.475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4" draw:text-style-name="P216" draw:layer="layout" svg:width="2.5cm" svg:height="2.5cm" svg:x="14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24" draw:text-style-name="P216" draw:layer="layout" svg:width="2.5cm" svg:height="2.5cm" svg:x="21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5" draw:text-style-name="P215" draw:layer="layout" svg:width="2.486cm" svg:height="2.5cm" svg:x="20.489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6" draw:text-style-name="P214" draw:layer="layout" svg:width="2.5cm" svg:height="2.5cm" svg:x="19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227" draw:text-style-name="P218" draw:layer="layout" svg:width="5.5cm" svg:height="2.5cm" svg:x="15.475cm" svg:y="9.017cm">
              <text:p text:style-name="P217"><text:span text:style-name="T55"><text:s text:c="2"/></text:span><text:span text:style-name="T55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8" draw:text-style-name="P23" draw:layer="layout" svg:width="2.5cm" svg:height="2.5cm" svg:x="10cm" svg:y="9cm">
            <draw:text-box>
              <text:p text:style-name="P19"><text:span text:style-name="T53">...</text:span></text:p>
            </draw:text-box>
          </draw:frame>
        </draw:g>
        <draw:g>
          <draw:line draw:style-name="gr13" draw:text-style-name="P19" draw:layer="layout" svg:x1="1cm" svg:y1="6cm" svg:x2="27cm" svg:y2="6cm">
            <text:p/>
          </draw:line>
          <draw:frame draw:style-name="gr14" draw:text-style-name="P208" draw:layer="layout" svg:width="2.5cm" svg:height="1.5cm" svg:x="24.5cm" svg:y="6cm">
            <draw:text-box>
              <text:p text:style-name="P21"><text:span text:style-name="T52">time</text:span></text:p>
            </draw:text-box>
          </draw:frame>
          <draw:frame draw:style-name="gr217" draw:text-style-name="P213" draw:layer="layout" svg:width="2.5cm" svg:height="2.5cm" svg:x="24.5cm" svg:y="3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9" draw:layer="layout" svg:width="3cm" svg:height="2.5cm" svg:x="3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20" draw:layer="layout" svg:width="2.986cm" svg:height="2.5cm" svg:x="5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0" draw:text-style-name="P222" draw:layer="layout" svg:width="2.5cm" svg:height="2.5cm" svg:x="7.5cm" svg:y="3cm">
              <text:p text:style-name="P221"><text:span text:style-name="T56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1" draw:text-style-name="P213" draw:layer="layout" svg:width="2.5cm" svg:height="2.5cm" svg:x="1cm" svg:y="3cm">
            <draw:text-box>
              <text:p text:style-name="P19"><text:span text:style-name="T53">...</text:span></text:p>
            </draw:text-box>
          </draw:frame>
          <draw:frame draw:style-name="gr228" draw:text-style-name="P213" draw:layer="layout" svg:width="2.5cm" svg:height="2.5cm" svg:x="10cm" svg:y="3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9" draw:layer="layout" svg:width="3cm" svg:height="2.5cm" svg:x="12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20" draw:layer="layout" svg:width="2.986cm" svg:height="2.5cm" svg:x="14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9" draw:text-style-name="P223" draw:layer="layout" svg:width="2.5cm" svg:height="2.5cm" svg:x="16.5cm" svg:y="3cm">
              <text:p text:style-name="P217"><text:span text:style-name="T55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30" draw:text-style-name="P225" draw:layer="layout" svg:width="6.5cm" svg:height="2.5cm" svg:x="17.5cm" svg:y="3cm">
              <text:p text:style-name="P224"><text:span text:style-name="T57"><text:s text:c="2"/></text:span><text:span text:style-name="T55">Release</text:span><text:span text:style-name="T57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30" draw:style-name="dp1" draw:master-page-name="Default">
        <office:forms form:automatic-focus="false" form:apply-design-mode="false"/>
        <draw:g>
          <draw:frame draw:style-name="gr231" draw:text-style-name="P227" draw:layer="layout" svg:width="6cm" svg:height="4cm" svg:x="18cm" svg:y="6.015cm">
            <draw:text-box>
              <text:p text:style-name="P226"><text:span text:style-name="T58">Refactor</text:span></text:p>
            </draw:text-box>
          </draw:frame>
          <draw:frame draw:style-name="gr232" draw:text-style-name="P228" draw:layer="layout" svg:width="6cm" svg:height="4cm" svg:x="4cm" svg:y="6.015cm">
            <draw:text-box>
              <text:p text:style-name="P19"><text:span text:style-name="T58">Add Function</text:span></text:p>
            </draw:text-box>
          </draw:frame>
          <draw:frame draw:style-name="gr233" draw:text-style-name="P229" draw:layer="layout" svg:width="8cm" svg:height="1.5cm" svg:x="10cm" svg:y="5.515cm">
            <draw:text-box>
              <text:p text:style-name="P19"><text:span text:style-name="T59">code smells</text:span></text:p>
            </draw:text-box>
          </draw:frame>
          <draw:frame draw:style-name="gr234" draw:text-style-name="P229" draw:layer="layout" svg:width="8cm" svg:height="3cm" svg:x="10cm" svg:y="7.515cm">
            <draw:text-box>
              <text:p text:style-name="P19"><text:span text:style-name="T59">code does not</text:span></text:p>
              <text:p text:style-name="P19"><text:span text:style-name="T59">smell anymore</text:span></text:p>
            </draw:text-box>
          </draw:frame>
          <draw:line draw:style-name="gr235" draw:text-style-name="P19" draw:layer="layout" svg:x1="18cm" svg:y1="9.015cm" svg:x2="10cm" svg:y2="9.015cm">
            <text:p/>
          </draw:line>
          <draw:line draw:style-name="gr235" draw:text-style-name="P19" draw:layer="layout" svg:x1="10cm" svg:y1="7.015cm" svg:x2="18cm" svg:y2="7.015cm">
            <text:p/>
          </draw:line>
          <draw:path draw:style-name="gr236" draw:layer="layout" svg:width="5.062cm" svg:height="4.014cm" svg:x="21cm" svg:y="4cm" svg:viewBox="0 0 5063 4015" svg:d="M3000 4015c6001 0-3000-7499-3000-1999">
            <text:p/>
          </draw:path>
          <draw:path draw:style-name="gr236" draw:layer="layout" svg:width="5.062cm" svg:height="4.014cm" svg:x="1.937cm" svg:y="4cm" svg:viewBox="0 0 5063 4015" svg:d="M5063 2015c-1-5499-9000 2000-3001 2000">
            <text:p/>
          </draw:path>
        </draw:g>
      </draw:page>
      <draw:page draw:name="page31" draw:style-name="dp1" draw:master-page-name="Default">
        <office:forms form:automatic-focus="false" form:apply-design-mode="false"/>
        <draw:g>
          <draw:custom-shape draw:style-name="gr237" draw:text-style-name="P230" draw:layer="layout" svg:width="7cm" svg:height="2cm" svg:x="19cm" svg:y="7.5cm">
            <text:p text:style-name="P65"><text:span text:style-name="T22">implementation</text:span></text:p>
            <draw:enhanced-geometry svg:viewBox="0 0 21600 21600" draw:type="rectangle" draw:enhanced-path="M 0 0 L 21600 0 21600 21600 0 21600 0 0 Z N"/>
          </draw:custom-shape>
          <draw:custom-shape draw:style-name="gr238" draw:text-style-name="P232" draw:layer="layout" svg:width="7cm" svg:height="2cm" svg:x="10cm" svg:y="7.5cm">
            <text:p text:style-name="P231"><text:span text:style-name="T60">test suite</text:span></text:p>
            <draw:enhanced-geometry svg:viewBox="0 0 21600 21600" draw:type="rectangle" draw:enhanced-path="M 0 0 L 21600 0 21600 21600 0 21600 0 0 Z N"/>
          </draw:custom-shape>
          <draw:custom-shape draw:style-name="gr239" draw:text-style-name="P233" draw:layer="layout" svg:width="7cm" svg:height="2cm" svg:x="1cm" svg:y="7.5cm">
            <text:p text:style-name="P65"><text:span text:style-name="T22">feature</text:span></text:p>
            <draw:enhanced-geometry svg:viewBox="0 0 21600 21600" draw:type="rectangle" draw:enhanced-path="M 0 0 L 21600 0 21600 21600 0 21600 0 0 Z N"/>
          </draw:custom-shape>
          <draw:frame draw:style-name="gr240" draw:text-style-name="P234" draw:layer="layout" svg:width="5cm" svg:height="1.5cm" svg:x="11cm" svg:y="9.5cm">
            <draw:text-box>
              <text:p text:style-name="P21"><text:span text:style-name="T61">4</text:span></text:p>
            </draw:text-box>
          </draw:frame>
          <draw:polyline draw:style-name="gr241" draw:text-style-name="P235" draw:layer="layout" svg:width="0.999cm" svg:height="4.499cm" svg:x="26cm" svg:y="4cm" svg:viewBox="0 0 1000 4500" draw:points="0,4500 1000,4500 1000,0">
            <text:p/>
          </draw:polyline>
          <draw:line draw:style-name="gr241" draw:text-style-name="P235" draw:layer="layout" svg:x1="17cm" svg:y1="8.5cm" svg:x2="19cm" svg:y2="8.5cm">
            <text:p/>
          </draw:line>
          <draw:polyline draw:style-name="gr241" draw:text-style-name="P235" draw:layer="layout" svg:width="4.999cm" svg:height="1.499cm" svg:x="11cm" svg:y="9.5cm" svg:viewBox="0 0 5000 1500" draw:points="5000,0 5000,1500 0,1500 0,0">
            <text:p/>
          </draw:polyline>
          <draw:polyline draw:style-name="gr241" draw:text-style-name="P235" draw:layer="layout" svg:width="8.999cm" svg:height="1.499cm" svg:x="13.5cm" svg:y="6cm" svg:viewBox="0 0 9000 1500" draw:points="9000,1500 9000,0 1,0 0,1500">
            <text:p/>
          </draw:polyline>
          <draw:frame draw:style-name="gr242" draw:text-style-name="P236" draw:layer="layout" svg:width="2cm" svg:height="1.5cm" svg:x="8cm" svg:y="6.925cm">
            <draw:text-box>
              <text:p text:style-name="P19"><text:span text:style-name="T61">1</text:span></text:p>
            </draw:text-box>
          </draw:frame>
          <draw:frame draw:style-name="gr242" draw:text-style-name="P236" draw:layer="layout" svg:width="2cm" svg:height="1.5cm" svg:x="17cm" svg:y="6.925cm">
            <draw:text-box>
              <text:p text:style-name="P19"><text:span text:style-name="T61">2</text:span></text:p>
            </draw:text-box>
          </draw:frame>
          <draw:frame draw:style-name="gr243" draw:text-style-name="P234" draw:layer="layout" svg:width="4.5cm" svg:height="1.5cm" svg:x="18cm" svg:y="4.425cm">
            <draw:text-box>
              <text:p text:style-name="P21"><text:span text:style-name="T61">3</text:span></text:p>
            </draw:text-box>
          </draw:frame>
          <draw:frame draw:style-name="gr244" draw:text-style-name="P234" draw:layer="layout" svg:width="2cm" svg:height="2.6cm" svg:x="25cm" svg:y="4.2cm">
            <draw:text-box>
              <text:p text:style-name="P21"><text:span text:style-name="T61">6</text:span></text:p>
            </draw:text-box>
          </draw:frame>
          <draw:frame draw:style-name="gr240" draw:text-style-name="P234" draw:layer="layout" svg:width="5cm" svg:height="1.5cm" svg:x="20cm" svg:y="9.5cm">
            <draw:text-box>
              <text:p text:style-name="P21"><text:span text:style-name="T61">5</text:span></text:p>
            </draw:text-box>
          </draw:frame>
          <draw:polyline draw:style-name="gr241" draw:text-style-name="P235" draw:layer="layout" svg:width="4.999cm" svg:height="1.499cm" svg:x="20cm" svg:y="9.5cm" svg:viewBox="0 0 5000 1500" draw:points="5000,0 5000,1500 0,1500 0,0">
            <text:p/>
          </draw:polyline>
          <draw:line draw:style-name="gr241" draw:text-style-name="P235" draw:layer="layout" svg:x1="8cm" svg:y1="8.5cm" svg:x2="10cm" svg:y2="8.5cm">
            <text:p/>
          </draw:lin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245" draw:text-style-name="P237" draw:layer="layout" svg:width="2cm" svg:height="2cm" svg:x="3.5cm" svg:y="6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46" draw:text-style-name="P237" draw:layer="layout" svg:width="2cm" svg:height="2cm" svg:x="3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47" draw:text-style-name="P238" draw:layer="layout" svg:width="2cm" svg:height="2cm" svg:x="21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48" draw:text-style-name="P239" draw:layer="layout" svg:width="2cm" svg:height="2cm" svg:x="12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49" draw:text-style-name="P241" draw:layer="layout" svg:width="7cm" svg:height="1cm" svg:x="1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0" draw:text-style-name="P241" draw:layer="layout" svg:width="7cm" svg:height="1cm" svg:x="1cm" svg:y="3cm">
            <text:p text:style-name="P240"><text:span text:style-name="T62">feature n+2</text:span></text:p>
            <draw:enhanced-geometry svg:viewBox="0 0 21600 21600" draw:type="rectangle" draw:enhanced-path="M 0 0 L 21600 0 21600 21600 0 21600 0 0 Z N"/>
          </draw:custom-shape>
          <draw:custom-shape draw:style-name="gr251" draw:text-style-name="P242" draw:layer="layout" svg:width="7cm" svg:height="2cm" svg:x="1cm" svg:y="4cm">
            <text:p text:style-name="P240"><text:span text:style-name="T62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9" draw:text-style-name="P241" draw:layer="layout" svg:width="7cm" svg:height="1cm" svg:x="1cm" svg:y="12cm">
            <text:p text:style-name="P240"><text:span text:style-name="T62">feature n-1</text:span></text:p>
            <draw:enhanced-geometry svg:viewBox="0 0 21600 21600" draw:type="rectangle" draw:enhanced-path="M 0 0 L 21600 0 21600 21600 0 21600 0 0 Z N"/>
          </draw:custom-shape>
          <draw:custom-shape draw:style-name="gr249" draw:text-style-name="P241" draw:layer="layout" svg:width="7cm" svg:height="1cm" svg:x="1cm" svg:y="13cm">
            <text:p text:style-name="P240"><text:span text:style-name="T62">feature n-2</text:span></text:p>
            <draw:enhanced-geometry svg:viewBox="0 0 21600 21600" draw:type="rectangle" draw:enhanced-path="M 0 0 L 21600 0 21600 21600 0 21600 0 0 Z N"/>
          </draw:custom-shape>
          <draw:custom-shape draw:style-name="gr252" draw:text-style-name="P241" draw:layer="layout" svg:width="7cm" svg:height="1cm" svg:x="10cm" svg:y="12cm">
            <text:p text:style-name="P240"><text:span text:style-name="T62">test suite n-1</text:span></text:p>
            <draw:enhanced-geometry svg:viewBox="0 0 21600 21600" draw:type="rectangle" draw:enhanced-path="M 0 0 L 21600 0 21600 21600 0 21600 0 0 Z N"/>
          </draw:custom-shape>
          <draw:custom-shape draw:style-name="gr252" draw:text-style-name="P241" draw:layer="layout" svg:width="7cm" svg:height="1cm" svg:x="10cm" svg:y="13cm">
            <text:p text:style-name="P240"><text:span text:style-name="T62">test suite n-2</text:span></text:p>
            <draw:enhanced-geometry svg:viewBox="0 0 21600 21600" draw:type="rectangle" draw:enhanced-path="M 0 0 L 21600 0 21600 21600 0 21600 0 0 Z N"/>
          </draw:custom-shape>
          <draw:custom-shape draw:style-name="gr249" draw:text-style-name="P241" draw:layer="layout" svg:width="7cm" svg:height="1cm" svg:x="19cm" svg:y="12cm">
            <text:p text:style-name="P240"><text:span text:style-name="T62">implementation n-1</text:span></text:p>
            <draw:enhanced-geometry svg:viewBox="0 0 21600 21600" draw:type="rectangle" draw:enhanced-path="M 0 0 L 21600 0 21600 21600 0 21600 0 0 Z N"/>
          </draw:custom-shape>
          <draw:custom-shape draw:style-name="gr249" draw:text-style-name="P241" draw:layer="layout" svg:width="7cm" svg:height="1cm" svg:x="19cm" svg:y="13cm">
            <text:p text:style-name="P240"><text:span text:style-name="T62">implementation n-2</text:span></text:p>
            <draw:enhanced-geometry svg:viewBox="0 0 21600 21600" draw:type="rectangle" draw:enhanced-path="M 0 0 L 21600 0 21600 21600 0 21600 0 0 Z N"/>
          </draw:custom-shape>
          <draw:custom-shape draw:style-name="gr253" draw:text-style-name="P241" draw:layer="layout" svg:width="7cm" svg:height="1cm" svg:x="10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49" draw:text-style-name="P241" draw:layer="layout" svg:width="7cm" svg:height="1cm" svg:x="19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0" draw:text-style-name="P241" draw:layer="layout" svg:width="7cm" svg:height="1cm" svg:x="1cm" svg:y="2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frame draw:style-name="gr254" draw:text-style-name="P243" draw:layer="layout" svg:width="8.893cm" svg:height="1.112cm" svg:x="13.474cm" svg:y="3.853cm">
            <draw:text-box>
              <text:p text:style-name="P19"><text:span text:style-name="T63">on to next feature</text:span></text:p>
            </draw:text-box>
          </draw:frame>
          <draw:custom-shape draw:style-name="gr255" draw:text-style-name="P245" draw:layer="layout" svg:width="7cm" svg:height="2cm" svg:x="1cm" svg:y="8cm">
            <text:p text:style-name="P244"><text:span text:style-name="T64">feature n</text:span></text:p>
            <draw:enhanced-geometry svg:viewBox="0 0 21600 21600" draw:type="rectangle" draw:enhanced-path="M 0 0 L 21600 0 21600 21600 0 21600 0 0 Z N"/>
          </draw:custom-shape>
          <draw:custom-shape draw:style-name="gr256" draw:text-style-name="P246" draw:layer="layout" svg:width="7cm" svg:height="2cm" svg:x="19cm" svg:y="8cm">
            <text:p text:style-name="P244"><text:span text:style-name="T64">implementation n</text:span></text:p>
            <draw:enhanced-geometry svg:viewBox="0 0 21600 21600" draw:type="rectangle" draw:enhanced-path="M 0 0 L 21600 0 21600 21600 0 21600 0 0 Z N"/>
          </draw:custom-shape>
          <draw:custom-shape draw:style-name="gr257" draw:text-style-name="P247" draw:layer="layout" svg:width="7cm" svg:height="2cm" svg:x="10cm" svg:y="8cm">
            <text:p text:style-name="P244"><text:span text:style-name="T64">test suite n</text:span></text:p>
            <draw:enhanced-geometry svg:viewBox="0 0 21600 21600" draw:type="rectangle" draw:enhanced-path="M 0 0 L 21600 0 21600 21600 0 21600 0 0 Z N"/>
          </draw:custom-shape>
          <draw:line draw:style-name="gr241" draw:text-style-name="P19" draw:layer="layout" svg:x1="8cm" svg:y1="9cm" svg:x2="10cm" svg:y2="9cm">
            <text:p/>
          </draw:line>
          <draw:line draw:style-name="gr241" draw:text-style-name="P235" draw:layer="layout" svg:x1="17cm" svg:y1="9cm" svg:x2="19cm" svg:y2="9cm">
            <text:p/>
          </draw:line>
          <draw:polyline draw:style-name="gr241" draw:text-style-name="P19" draw:layer="layout" svg:width="18.999cm" svg:height="3.999cm" svg:x="8cm" svg:y="5cm" svg:viewBox="0 0 19000 4000" draw:points="18000,4000 19000,4000 19000,0 0,0">
            <text:p/>
          </draw:polyline>
          <draw:polyline draw:style-name="gr241" draw:text-style-name="P235" draw:layer="layout" svg:width="8.999cm" svg:height="1.499cm" svg:x="13.5cm" svg:y="6.5cm" svg:viewBox="0 0 9000 1500" draw:points="9000,1500 9000,0 0,0 0,1500">
            <text:p/>
          </draw:polyline>
          <draw:frame draw:style-name="gr258" draw:text-style-name="P243" draw:layer="layout" svg:width="9cm" svg:height="1.112cm" svg:x="13.5cm" svg:y="5.388cm">
            <draw:text-box>
              <text:p text:style-name="P19"><text:span text:style-name="T63">enhance test suite</text:span></text:p>
            </draw:text-box>
          </draw:frame>
        </draw:g>
      </draw:page>
      <draw:page draw:name="page3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5" svg:font-family="Arial" style:font-family-generic="swiss"/>
    <style:font-face style:name="Arial1" svg:font-family="Arial" style:font-adornments="Regular" style:font-family-generic="swiss"/>
    <style:font-face style:name="Arial4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4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2DT7M11S</meta:editing-duration>
    <meta:editing-cycles>282</meta:editing-cycles>
    <meta:generator>LibreOffice/7.1.1.2$Linux_X86_64 LibreOffice_project/dd797d330b34196606d0870aaa694e9504402ca1</meta:generator>
    <meta:initial-creator>Dirk Riehle</meta:initial-creator>
    <dc:date>2021-03-18T13:47:12.608394270</dc:date>
    <dc:creator>Dirk Riehle</dc:creator>
    <meta:document-statistic meta:object-count="694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